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(0.0614*[.A1])-0.073" office:value-type="float" office:value="-0.0116" calcext:value-type="float">
            <text:p>-0.01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0.0614*[.A2])-0.073" office:value-type="float" office:value="0.0498" calcext:value-type="float">
            <text:p>0.04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0.0614*[.A3])-0.073" office:value-type="float" office:value="0.1112" calcext:value-type="float">
            <text:p>0.11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0.0614*[.A4])-0.073" office:value-type="float" office:value="0.1726" calcext:value-type="float">
            <text:p>0.17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0.0614*[.A5])-0.073" office:value-type="float" office:value="0.234" calcext:value-type="float">
            <text:p>0.2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0.0614*[.A6])-0.073" office:value-type="float" office:value="0.2954" calcext:value-type="float">
            <text:p>0.29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0.0614*[.A7])-0.073" office:value-type="float" office:value="0.3568" calcext:value-type="float">
            <text:p>0.35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0.0614*[.A8])-0.073" office:value-type="float" office:value="0.4182" calcext:value-type="float">
            <text:p>0.41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0.0614*[.A9])-0.073" office:value-type="float" office:value="0.4796" calcext:value-type="float">
            <text:p>0.47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0.0614*[.A10])-0.073" office:value-type="float" office:value="0.541" calcext:value-type="float">
            <text:p>0.54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0.0614*[.A11])-0.073" office:value-type="float" office:value="0.6024" calcext:value-type="float">
            <text:p>0.60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0.0614*[.A12])-0.073" office:value-type="float" office:value="0.6638" calcext:value-type="float">
            <text:p>0.66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0.0614*[.A13])-0.073" office:value-type="float" office:value="0.7252" calcext:value-type="float">
            <text:p>0.72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0.0614*[.A14])-0.073" office:value-type="float" office:value="0.7866" calcext:value-type="float">
            <text:p>0.78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0.0614*[.A15])-0.073" office:value-type="float" office:value="0.848" calcext:value-type="float">
            <text:p>0.8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0.0614*[.A16])-0.073" office:value-type="float" office:value="0.9094" calcext:value-type="float">
            <text:p>0.90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0.0614*[.A17])-0.073" office:value-type="float" office:value="0.9708" calcext:value-type="float">
            <text:p>0.97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0.0614*[.A18])-0.073" office:value-type="float" office:value="1.0322" calcext:value-type="float">
            <text:p>1.03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0.0614*[.A19])-0.073" office:value-type="float" office:value="1.0936" calcext:value-type="float">
            <text:p>1.09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0.0614*[.A20])-0.073" office:value-type="float" office:value="1.155" calcext:value-type="float">
            <text:p>1.15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0.0614*[.A21])-0.073" office:value-type="float" office:value="1.2164" calcext:value-type="float">
            <text:p>1.21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0.0614*[.A22])-0.073" office:value-type="float" office:value="1.2778" calcext:value-type="float">
            <text:p>1.27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0.0614*[.A23])-0.073" office:value-type="float" office:value="1.3392" calcext:value-type="float">
            <text:p>1.3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0.0614*[.A24])-0.073" office:value-type="float" office:value="1.4006" calcext:value-type="float">
            <text:p>1.40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0.0614*[.A25])-0.073" office:value-type="float" office:value="1.462" calcext:value-type="float">
            <text:p>1.4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0.0614*[.A26])-0.073" office:value-type="float" office:value="1.5234" calcext:value-type="float">
            <text:p>1.52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0.0614*[.A27])-0.073" office:value-type="float" office:value="1.5848" calcext:value-type="float">
            <text:p>1.58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0.0614*[.A28])-0.073" office:value-type="float" office:value="1.6462" calcext:value-type="float">
            <text:p>1.64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0.0614*[.A29])-0.073" office:value-type="float" office:value="1.7076" calcext:value-type="float">
            <text:p>1.707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0.0614*[.A30])-0.073" office:value-type="float" office:value="1.769" calcext:value-type="float">
            <text:p>1.76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0.0614*[.A31])-0.073" office:value-type="float" office:value="1.8304" calcext:value-type="float">
            <text:p>1.830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0.0614*[.A32])-0.073" office:value-type="float" office:value="1.8918" calcext:value-type="float">
            <text:p>1.8918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0.0614*[.A33])-0.073" office:value-type="float" office:value="1.9532" calcext:value-type="float">
            <text:p>1.9532</text:p>
          </table:table-cell>
          <table:table-cell office:value-type="float" office:value="88" calcext:value-type="float">
            <text:p>88</text:p>
          </table:table-cell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206" calcext:value-type="float">
            <text:p>20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0.0614*[.A34])-0.073" office:value-type="float" office:value="2.0146" calcext:value-type="float">
            <text:p>2.0146</text:p>
          </table:table-cell>
          <table:table-cell office:value-type="float" office:value="141" calcext:value-type="float">
            <text:p>141</text:p>
          </table:table-cell>
          <table:table-cell office:value-type="float" office:value="178" calcext:value-type="float">
            <text:p>178</text:p>
          </table:table-cell>
          <table:table-cell office:value-type="float" office:value="136" calcext:value-type="float">
            <text:p>136</text:p>
          </table:table-cell>
          <table:table-cell office:value-type="float" office:value="275" calcext:value-type="float">
            <text:p>27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0.0614*[.A35])-0.073" office:value-type="float" office:value="2.076" calcext:value-type="float">
            <text:p>2.076</text:p>
          </table:table-cell>
          <table:table-cell office:value-type="float" office:value="173" calcext:value-type="float">
            <text:p>173</text:p>
          </table:table-cell>
          <table:table-cell office:value-type="float" office:value="260" calcext:value-type="float">
            <text:p>260</text:p>
          </table:table-cell>
          <table:table-cell office:value-type="float" office:value="189" calcext:value-type="float">
            <text:p>189</text:p>
          </table:table-cell>
          <table:table-cell office:value-type="float" office:value="376" calcext:value-type="float">
            <text:p>37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0.0614*[.A36])-0.073" office:value-type="float" office:value="2.1374" calcext:value-type="float">
            <text:p>2.1374</text:p>
          </table:table-cell>
          <table:table-cell office:value-type="float" office:value="213" calcext:value-type="float">
            <text:p>213</text:p>
          </table:table-cell>
          <table:table-cell office:value-type="float" office:value="332" calcext:value-type="float">
            <text:p>332</text:p>
          </table:table-cell>
          <table:table-cell office:value-type="float" office:value="197" calcext:value-type="float">
            <text:p>197</text:p>
          </table:table-cell>
          <table:table-cell office:value-type="float" office:value="428" calcext:value-type="float">
            <text:p>428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0.0614*[.A37])-0.073" office:value-type="float" office:value="2.1988" calcext:value-type="float">
            <text:p>2.1988</text:p>
          </table:table-cell>
          <table:table-cell office:value-type="float" office:value="242" calcext:value-type="float">
            <text:p>242</text:p>
          </table:table-cell>
          <table:table-cell office:value-type="float" office:value="374" calcext:value-type="float">
            <text:p>374</text:p>
          </table:table-cell>
          <table:table-cell office:value-type="float" office:value="266" calcext:value-type="float">
            <text:p>266</text:p>
          </table:table-cell>
          <table:table-cell office:value-type="float" office:value="473" calcext:value-type="float">
            <text:p>47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0.0614*[.A38])-0.073" office:value-type="float" office:value="2.2602" calcext:value-type="float">
            <text:p>2.2602</text:p>
          </table:table-cell>
          <table:table-cell office:value-type="float" office:value="253" calcext:value-type="float">
            <text:p>253</text:p>
          </table:table-cell>
          <table:table-cell office:value-type="float" office:value="396" calcext:value-type="float">
            <text:p>396</text:p>
          </table:table-cell>
          <table:table-cell office:value-type="float" office:value="299" calcext:value-type="float">
            <text:p>299</text:p>
          </table:table-cell>
          <table:table-cell office:value-type="float" office:value="541" calcext:value-type="float">
            <text:p>541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0.0614*[.A39])-0.073" office:value-type="float" office:value="2.3216" calcext:value-type="float">
            <text:p>2.3216</text:p>
          </table:table-cell>
          <table:table-cell office:value-type="float" office:value="244" calcext:value-type="float">
            <text:p>244</text:p>
          </table:table-cell>
          <table:table-cell office:value-type="float" office:value="433" calcext:value-type="float">
            <text:p>433</text:p>
          </table:table-cell>
          <table:table-cell office:value-type="float" office:value="288" calcext:value-type="float">
            <text:p>288</text:p>
          </table:table-cell>
          <table:table-cell office:value-type="float" office:value="575" calcext:value-type="float">
            <text:p>57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0.0614*[.A40])-0.073" office:value-type="float" office:value="2.383" calcext:value-type="float">
            <text:p>2.383</text:p>
          </table:table-cell>
          <table:table-cell office:value-type="float" office:value="265" calcext:value-type="float">
            <text:p>265</text:p>
          </table:table-cell>
          <table:table-cell office:value-type="float" office:value="407" calcext:value-type="float">
            <text:p>407</text:p>
          </table:table-cell>
          <table:table-cell office:value-type="float" office:value="316" calcext:value-type="float">
            <text:p>316</text:p>
          </table:table-cell>
          <table:table-cell office:value-type="float" office:value="539" calcext:value-type="float">
            <text:p>539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0.0614*[.A41])-0.073" office:value-type="float" office:value="2.4444" calcext:value-type="float">
            <text:p>2.4444</text:p>
          </table:table-cell>
          <table:table-cell office:value-type="float" office:value="287" calcext:value-type="float">
            <text:p>287</text:p>
          </table:table-cell>
          <table:table-cell office:value-type="float" office:value="427" calcext:value-type="float">
            <text:p>427</text:p>
          </table:table-cell>
          <table:table-cell office:value-type="float" office:value="292" calcext:value-type="float">
            <text:p>292</text:p>
          </table:table-cell>
          <table:table-cell office:value-type="float" office:value="585" calcext:value-type="float">
            <text:p>585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0.0614*[.A42])-0.073" office:value-type="float" office:value="2.5058" calcext:value-type="float">
            <text:p>2.5058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284" calcext:value-type="float">
            <text:p>284</text:p>
          </table:table-cell>
          <table:table-cell office:value-type="float" office:value="543" calcext:value-type="float">
            <text:p>543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0.0614*[.A43])-0.073" office:value-type="float" office:value="2.5672" calcext:value-type="float">
            <text:p>2.5672</text:p>
          </table:table-cell>
          <table:table-cell office:value-type="float" office:value="280" calcext:value-type="float">
            <text:p>280</text:p>
          </table:table-cell>
          <table:table-cell office:value-type="float" office:value="394" calcext:value-type="float">
            <text:p>394</text:p>
          </table:table-cell>
          <table:table-cell office:value-type="float" office:value="310" calcext:value-type="float">
            <text:p>310</text:p>
          </table:table-cell>
          <table:table-cell office:value-type="float" office:value="493" calcext:value-type="float">
            <text:p>493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0.0614*[.A44])-0.073" office:value-type="float" office:value="2.6286" calcext:value-type="float">
            <text:p>2.6286</text:p>
          </table:table-cell>
          <table:table-cell office:value-type="float" office:value="253" calcext:value-type="float">
            <text:p>253</text:p>
          </table:table-cell>
          <table:table-cell office:value-type="float" office:value="341" calcext:value-type="float">
            <text:p>341</text:p>
          </table:table-cell>
          <table:table-cell office:value-type="float" office:value="330" calcext:value-type="float">
            <text:p>330</text:p>
          </table:table-cell>
          <table:table-cell office:value-type="float" office:value="478" calcext:value-type="float">
            <text:p>478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0.0614*[.A45])-0.073" office:value-type="float" office:value="2.69" calcext:value-type="float">
            <text:p>2.69</text:p>
          </table:table-cell>
          <table:table-cell office:value-type="float" office:value="278" calcext:value-type="float">
            <text:p>278</text:p>
          </table:table-cell>
          <table:table-cell office:value-type="float" office:value="364" calcext:value-type="float">
            <text:p>364</text:p>
          </table:table-cell>
          <table:table-cell office:value-type="float" office:value="301" calcext:value-type="float">
            <text:p>301</text:p>
          </table:table-cell>
          <table:table-cell office:value-type="float" office:value="519" calcext:value-type="float">
            <text:p>519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0.0614*[.A46])-0.073" office:value-type="float" office:value="2.7514" calcext:value-type="float">
            <text:p>2.7514</text:p>
          </table:table-cell>
          <table:table-cell office:value-type="float" office:value="256" calcext:value-type="float">
            <text:p>256</text:p>
          </table:table-cell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office:value-type="float" office:value="524" calcext:value-type="float">
            <text:p>52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0.0614*[.A47])-0.073" office:value-type="float" office:value="2.8128" calcext:value-type="float">
            <text:p>2.8128</text:p>
          </table:table-cell>
          <table:table-cell office:value-type="float" office:value="252" calcext:value-type="float">
            <text:p>252</text:p>
          </table:table-cell>
          <table:table-cell office:value-type="float" office:value="378" calcext:value-type="float">
            <text:p>378</text:p>
          </table:table-cell>
          <table:table-cell office:value-type="float" office:value="370" calcext:value-type="float">
            <text:p>370</text:p>
          </table:table-cell>
          <table:table-cell office:value-type="float" office:value="508" calcext:value-type="float">
            <text:p>508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0.0614*[.A48])-0.073" office:value-type="float" office:value="2.8742" calcext:value-type="float">
            <text:p>2.8742</text:p>
          </table:table-cell>
          <table:table-cell office:value-type="float" office:value="256" calcext:value-type="float">
            <text:p>256</text:p>
          </table:table-cell>
          <table:table-cell office:value-type="float" office:value="363" calcext:value-type="float">
            <text:p>363</text:p>
          </table:table-cell>
          <table:table-cell office:value-type="float" office:value="422" calcext:value-type="float">
            <text:p>422</text:p>
          </table:table-cell>
          <table:table-cell office:value-type="float" office:value="481" calcext:value-type="float">
            <text:p>48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0.0614*[.A49])-0.073" office:value-type="float" office:value="2.9356" calcext:value-type="float">
            <text:p>2.9356</text:p>
          </table:table-cell>
          <table:table-cell office:value-type="float" office:value="259" calcext:value-type="float">
            <text:p>259</text:p>
          </table:table-cell>
          <table:table-cell office:value-type="float" office:value="387" calcext:value-type="float">
            <text:p>387</text:p>
          </table:table-cell>
          <table:table-cell office:value-type="float" office:value="424" calcext:value-type="float">
            <text:p>424</text:p>
          </table:table-cell>
          <table:table-cell office:value-type="float" office:value="481" calcext:value-type="float">
            <text:p>48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0.0614*[.A50])-0.073" office:value-type="float" office:value="2.997" calcext:value-type="float">
            <text:p>2.997</text:p>
          </table:table-cell>
          <table:table-cell office:value-type="float" office:value="245" calcext:value-type="float">
            <text:p>245</text:p>
          </table:table-cell>
          <table:table-cell office:value-type="float" office:value="386" calcext:value-type="float">
            <text:p>386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0.0614*[.A51])-0.073" office:value-type="float" office:value="3.0584" calcext:value-type="float">
            <text:p>3.0584</text:p>
          </table:table-cell>
          <table:table-cell office:value-type="float" office:value="252" calcext:value-type="float">
            <text:p>252</text:p>
          </table:table-cell>
          <table:table-cell office:value-type="float" office:value="365" calcext:value-type="float">
            <text:p>365</text:p>
          </table:table-cell>
          <table:table-cell office:value-type="float" office:value="497" calcext:value-type="float">
            <text:p>497</text:p>
          </table:table-cell>
          <table:table-cell office:value-type="float" office:value="426" calcext:value-type="float">
            <text:p>42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0.0614*[.A52])-0.073" office:value-type="float" office:value="3.1198" calcext:value-type="float">
            <text:p>3.1198</text:p>
          </table:table-cell>
          <table:table-cell office:value-type="float" office:value="257" calcext:value-type="float">
            <text:p>257</text:p>
          </table:table-cell>
          <table:table-cell office:value-type="float" office:value="380" calcext:value-type="float">
            <text:p>380</text:p>
          </table:table-cell>
          <table:table-cell office:value-type="float" office:value="514" calcext:value-type="float">
            <text:p>514</text:p>
          </table:table-cell>
          <table:table-cell office:value-type="float" office:value="469" calcext:value-type="float">
            <text:p>469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0.0614*[.A53])-0.073" office:value-type="float" office:value="3.1812" calcext:value-type="float">
            <text:p>3.1812</text:p>
          </table:table-cell>
          <table:table-cell office:value-type="float" office:value="274" calcext:value-type="float">
            <text:p>274</text:p>
          </table:table-cell>
          <table:table-cell office:value-type="float" office:value="388" calcext:value-type="float">
            <text:p>388</text:p>
          </table:table-cell>
          <table:table-cell office:value-type="float" office:value="544" calcext:value-type="float">
            <text:p>544</text:p>
          </table:table-cell>
          <table:table-cell office:value-type="float" office:value="427" calcext:value-type="float">
            <text:p>427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0.0614*[.A54])-0.073" office:value-type="float" office:value="3.2426" calcext:value-type="float">
            <text:p>3.2426</text:p>
          </table:table-cell>
          <table:table-cell office:value-type="float" office:value="249" calcext:value-type="float">
            <text:p>249</text:p>
          </table:table-cell>
          <table:table-cell office:value-type="float" office:value="378" calcext:value-type="float">
            <text:p>378</text:p>
          </table:table-cell>
          <table:table-cell office:value-type="float" office:value="597" calcext:value-type="float">
            <text:p>597</text:p>
          </table:table-cell>
          <table:table-cell office:value-type="float" office:value="421" calcext:value-type="float">
            <text:p>421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0.0614*[.A55])-0.073" office:value-type="float" office:value="3.304" calcext:value-type="float">
            <text:p>3.304</text:p>
          </table:table-cell>
          <table:table-cell office:value-type="float" office:value="237" calcext:value-type="float">
            <text:p>237</text:p>
          </table:table-cell>
          <table:table-cell office:value-type="float" office:value="354" calcext:value-type="float">
            <text:p>354</text:p>
          </table:table-cell>
          <table:table-cell office:value-type="float" office:value="560" calcext:value-type="float">
            <text:p>560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0.0614*[.A56])-0.073" office:value-type="float" office:value="3.3654" calcext:value-type="float">
            <text:p>3.3654</text:p>
          </table:table-cell>
          <table:table-cell office:value-type="float" office:value="274" calcext:value-type="float">
            <text:p>274</text:p>
          </table:table-cell>
          <table:table-cell office:value-type="float" office:value="364" calcext:value-type="float">
            <text:p>364</text:p>
          </table:table-cell>
          <table:table-cell office:value-type="float" office:value="524" calcext:value-type="float">
            <text:p>524</text:p>
          </table:table-cell>
          <table:table-cell office:value-type="float" office:value="478" calcext:value-type="float">
            <text:p>478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0.0614*[.A57])-0.073" office:value-type="float" office:value="3.4268" calcext:value-type="float">
            <text:p>3.4268</text:p>
          </table:table-cell>
          <table:table-cell office:value-type="float" office:value="252" calcext:value-type="float">
            <text:p>252</text:p>
          </table:table-cell>
          <table:table-cell office:value-type="float" office:value="358" calcext:value-type="float">
            <text:p>358</text:p>
          </table:table-cell>
          <table:table-cell office:value-type="float" office:value="550" calcext:value-type="float">
            <text:p>550</text:p>
          </table:table-cell>
          <table:table-cell office:value-type="float" office:value="435" calcext:value-type="float">
            <text:p>435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0.0614*[.A58])-0.073" office:value-type="float" office:value="3.4882" calcext:value-type="float">
            <text:p>3.4882</text:p>
          </table:table-cell>
          <table:table-cell office:value-type="float" office:value="252" calcext:value-type="float">
            <text:p>252</text:p>
          </table:table-cell>
          <table:table-cell office:value-type="float" office:value="360" calcext:value-type="float">
            <text:p>360</text:p>
          </table:table-cell>
          <table:table-cell office:value-type="float" office:value="521" calcext:value-type="float">
            <text:p>521</text:p>
          </table:table-cell>
          <table:table-cell office:value-type="float" office:value="423" calcext:value-type="float">
            <text:p>423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0.0614*[.A59])-0.073" office:value-type="float" office:value="3.5496" calcext:value-type="float">
            <text:p>3.5496</text:p>
          </table:table-cell>
          <table:table-cell office:value-type="float" office:value="254" calcext:value-type="float">
            <text:p>254</text:p>
          </table:table-cell>
          <table:table-cell office:value-type="float" office:value="348" calcext:value-type="float">
            <text:p>348</text:p>
          </table:table-cell>
          <table:table-cell office:value-type="float" office:value="434" calcext:value-type="float">
            <text:p>434</text:p>
          </table:table-cell>
          <table:table-cell office:value-type="float" office:value="462" calcext:value-type="float">
            <text:p>462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0.0614*[.A60])-0.073" office:value-type="float" office:value="3.611" calcext:value-type="float">
            <text:p>3.611</text:p>
          </table:table-cell>
          <table:table-cell office:value-type="float" office:value="232" calcext:value-type="float">
            <text:p>232</text:p>
          </table:table-cell>
          <table:table-cell office:value-type="float" office:value="307" calcext:value-type="float">
            <text:p>307</text:p>
          </table:table-cell>
          <table:table-cell office:value-type="float" office:value="437" calcext:value-type="float">
            <text:p>437</text:p>
          </table:table-cell>
          <table:table-cell office:value-type="float" office:value="450" calcext:value-type="float">
            <text:p>450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0.0614*[.A61])-0.073" office:value-type="float" office:value="3.6724" calcext:value-type="float">
            <text:p>3.6724</text:p>
          </table:table-cell>
          <table:table-cell office:value-type="float" office:value="204" calcext:value-type="float">
            <text:p>204</text:p>
          </table:table-cell>
          <table:table-cell office:value-type="float" office:value="331" calcext:value-type="float">
            <text:p>331</text:p>
          </table:table-cell>
          <table:table-cell office:value-type="float" office:value="364" calcext:value-type="float">
            <text:p>364</text:p>
          </table:table-cell>
          <table:table-cell office:value-type="float" office:value="404" calcext:value-type="float">
            <text:p>40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0.0614*[.A62])-0.073" office:value-type="float" office:value="3.7338" calcext:value-type="float">
            <text:p>3.7338</text:p>
          </table:table-cell>
          <table:table-cell office:value-type="float" office:value="231" calcext:value-type="float">
            <text:p>231</text:p>
          </table:table-cell>
          <table:table-cell office:value-type="float" office:value="384" calcext:value-type="float">
            <text:p>384</text:p>
          </table:table-cell>
          <table:table-cell office:value-type="float" office:value="375" calcext:value-type="float">
            <text:p>375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0.0614*[.A63])-0.073" office:value-type="float" office:value="3.7952" calcext:value-type="float">
            <text:p>3.7952</text:p>
          </table:table-cell>
          <table:table-cell office:value-type="float" office:value="266" calcext:value-type="float">
            <text:p>266</text:p>
          </table:table-cell>
          <table:table-cell office:value-type="float" office:value="338" calcext:value-type="float">
            <text:p>338</text:p>
          </table:table-cell>
          <table:table-cell office:value-type="float" office:value="368" calcext:value-type="float">
            <text:p>368</text:p>
          </table:table-cell>
          <table:table-cell office:value-type="float" office:value="454" calcext:value-type="float">
            <text:p>45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0.0614*[.A64])-0.073" office:value-type="float" office:value="3.8566" calcext:value-type="float">
            <text:p>3.8566</text:p>
          </table:table-cell>
          <table:table-cell office:value-type="float" office:value="251" calcext:value-type="float">
            <text:p>251</text:p>
          </table:table-cell>
          <table:table-cell office:value-type="float" office:value="322" calcext:value-type="float">
            <text:p>322</text:p>
          </table:table-cell>
          <table:table-cell office:value-type="float" office:value="347" calcext:value-type="float">
            <text:p>347</text:p>
          </table:table-cell>
          <table:table-cell office:value-type="float" office:value="410" calcext:value-type="float">
            <text:p>41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0.0614*[.A65])-0.073" office:value-type="float" office:value="3.918" calcext:value-type="float">
            <text:p>3.918</text:p>
          </table:table-cell>
          <table:table-cell office:value-type="float" office:value="258" calcext:value-type="float">
            <text:p>258</text:p>
          </table:table-cell>
          <table:table-cell office:value-type="float" office:value="329" calcext:value-type="float">
            <text:p>329</text:p>
          </table:table-cell>
          <table:table-cell office:value-type="float" office:value="363" calcext:value-type="float">
            <text:p>363</text:p>
          </table:table-cell>
          <table:table-cell office:value-type="float" office:value="450" calcext:value-type="float">
            <text:p>45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0.0614*[.A66])-0.073" office:value-type="float" office:value="3.9794" calcext:value-type="float">
            <text:p>3.9794</text:p>
          </table:table-cell>
          <table:table-cell office:value-type="float" office:value="286" calcext:value-type="float">
            <text:p>286</text:p>
          </table:table-cell>
          <table:table-cell office:value-type="float" office:value="319" calcext:value-type="float">
            <text:p>319</text:p>
          </table:table-cell>
          <table:table-cell office:value-type="float" office:value="376" calcext:value-type="float">
            <text:p>376</text:p>
          </table:table-cell>
          <table:table-cell office:value-type="float" office:value="410" calcext:value-type="float">
            <text:p>41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0.0614*[.A67])-0.073" office:value-type="float" office:value="4.0408" calcext:value-type="float">
            <text:p>4.0408</text:p>
          </table:table-cell>
          <table:table-cell office:value-type="float" office:value="216" calcext:value-type="float">
            <text:p>216</text:p>
          </table:table-cell>
          <table:table-cell office:value-type="float" office:value="360" calcext:value-type="float">
            <text:p>360</text:p>
          </table:table-cell>
          <table:table-cell office:value-type="float" office:value="377" calcext:value-type="float">
            <text:p>377</text:p>
          </table:table-cell>
          <table:table-cell office:value-type="float" office:value="454" calcext:value-type="float">
            <text:p>45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0.0614*[.A68])-0.073" office:value-type="float" office:value="4.1022" calcext:value-type="float">
            <text:p>4.1022</text:p>
          </table:table-cell>
          <table:table-cell office:value-type="float" office:value="253" calcext:value-type="float">
            <text:p>253</text:p>
          </table:table-cell>
          <table:table-cell office:value-type="float" office:value="346" calcext:value-type="float">
            <text:p>346</text:p>
          </table:table-cell>
          <table:table-cell office:value-type="float" office:value="402" calcext:value-type="float">
            <text:p>402</text:p>
          </table:table-cell>
          <table:table-cell office:value-type="float" office:value="384" calcext:value-type="float">
            <text:p>38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0.0614*[.A69])-0.073" office:value-type="float" office:value="4.1636" calcext:value-type="float">
            <text:p>4.1636</text:p>
          </table:table-cell>
          <table:table-cell office:value-type="float" office:value="216" calcext:value-type="float">
            <text:p>216</text:p>
          </table:table-cell>
          <table:table-cell office:value-type="float" office:value="333" calcext:value-type="float">
            <text:p>333</text:p>
          </table:table-cell>
          <table:table-cell office:value-type="float" office:value="479" calcext:value-type="float">
            <text:p>479</text:p>
          </table:table-cell>
          <table:table-cell office:value-type="float" office:value="402" calcext:value-type="float">
            <text:p>40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0.0614*[.A70])-0.073" office:value-type="float" office:value="4.225" calcext:value-type="float">
            <text:p>4.225</text:p>
          </table:table-cell>
          <table:table-cell office:value-type="float" office:value="233" calcext:value-type="float">
            <text:p>233</text:p>
          </table:table-cell>
          <table:table-cell office:value-type="float" office:value="339" calcext:value-type="float">
            <text:p>339</text:p>
          </table:table-cell>
          <table:table-cell office:value-type="float" office:value="552" calcext:value-type="float">
            <text:p>552</text:p>
          </table:table-cell>
          <table:table-cell office:value-type="float" office:value="393" calcext:value-type="float">
            <text:p>393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0.0614*[.A71])-0.073" office:value-type="float" office:value="4.2864" calcext:value-type="float">
            <text:p>4.2864</text:p>
          </table:table-cell>
          <table:table-cell office:value-type="float" office:value="233" calcext:value-type="float">
            <text:p>233</text:p>
          </table:table-cell>
          <table:table-cell office:value-type="float" office:value="319" calcext:value-type="float">
            <text:p>319</text:p>
          </table:table-cell>
          <table:table-cell office:value-type="float" office:value="664" calcext:value-type="float">
            <text:p>664</text:p>
          </table:table-cell>
          <table:table-cell office:value-type="float" office:value="429" calcext:value-type="float">
            <text:p>42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0.0614*[.A72])-0.073" office:value-type="float" office:value="4.3478" calcext:value-type="float">
            <text:p>4.3478</text:p>
          </table:table-cell>
          <table:table-cell office:value-type="float" office:value="182" calcext:value-type="float">
            <text:p>182</text:p>
          </table:table-cell>
          <table:table-cell office:value-type="float" office:value="351" calcext:value-type="float">
            <text:p>351</text:p>
          </table:table-cell>
          <table:table-cell office:value-type="float" office:value="733" calcext:value-type="float">
            <text:p>733</text:p>
          </table:table-cell>
          <table:table-cell office:value-type="float" office:value="382" calcext:value-type="float">
            <text:p>38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0.0614*[.A73])-0.073" office:value-type="float" office:value="4.4092" calcext:value-type="float">
            <text:p>4.4092</text:p>
          </table:table-cell>
          <table:table-cell office:value-type="float" office:value="242" calcext:value-type="float">
            <text:p>242</text:p>
          </table:table-cell>
          <table:table-cell office:value-type="float" office:value="296" calcext:value-type="float">
            <text:p>296</text:p>
          </table:table-cell>
          <table:table-cell office:value-type="float" office:value="822" calcext:value-type="float">
            <text:p>822</text:p>
          </table:table-cell>
          <table:table-cell office:value-type="float" office:value="394" calcext:value-type="float">
            <text:p>39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0.0614*[.A74])-0.073" office:value-type="float" office:value="4.4706" calcext:value-type="float">
            <text:p>4.4706</text:p>
          </table:table-cell>
          <table:table-cell office:value-type="float" office:value="220" calcext:value-type="float">
            <text:p>220</text:p>
          </table:table-cell>
          <table:table-cell office:value-type="float" office:value="343" calcext:value-type="float">
            <text:p>343</text:p>
          </table:table-cell>
          <table:table-cell office:value-type="float" office:value="927" calcext:value-type="float">
            <text:p>927</text:p>
          </table:table-cell>
          <table:table-cell office:value-type="float" office:value="383" calcext:value-type="float">
            <text:p>38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0.0614*[.A75])-0.073" office:value-type="float" office:value="4.532" calcext:value-type="float">
            <text:p>4.532</text:p>
          </table:table-cell>
          <table:table-cell office:value-type="float" office:value="234" calcext:value-type="float">
            <text:p>234</text:p>
          </table:table-cell>
          <table:table-cell office:value-type="float" office:value="344" calcext:value-type="float">
            <text:p>344</text:p>
          </table:table-cell>
          <table:table-cell office:value-type="float" office:value="948" calcext:value-type="float">
            <text:p>948</text:p>
          </table:table-cell>
          <table:table-cell office:value-type="float" office:value="415" calcext:value-type="float">
            <text:p>41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0.0614*[.A76])-0.073" office:value-type="float" office:value="4.5934" calcext:value-type="float">
            <text:p>4.5934</text:p>
          </table:table-cell>
          <table:table-cell office:value-type="float" office:value="233" calcext:value-type="float">
            <text:p>233</text:p>
          </table:table-cell>
          <table:table-cell office:value-type="float" office:value="391" calcext:value-type="float">
            <text:p>391</text:p>
          </table:table-cell>
          <table:table-cell office:value-type="float" office:value="980" calcext:value-type="float">
            <text:p>980</text:p>
          </table:table-cell>
          <table:table-cell office:value-type="float" office:value="389" calcext:value-type="float">
            <text:p>389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0.0614*[.A77])-0.073" office:value-type="float" office:value="4.6548" calcext:value-type="float">
            <text:p>4.6548</text:p>
          </table:table-cell>
          <table:table-cell office:value-type="float" office:value="218" calcext:value-type="float">
            <text:p>218</text:p>
          </table:table-cell>
          <table:table-cell office:value-type="float" office:value="386" calcext:value-type="float">
            <text:p>386</text:p>
          </table:table-cell>
          <table:table-cell office:value-type="float" office:value="973" calcext:value-type="float">
            <text:p>973</text:p>
          </table:table-cell>
          <table:table-cell office:value-type="float" office:value="369" calcext:value-type="float">
            <text:p>36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0.0614*[.A78])-0.073" office:value-type="float" office:value="4.7162" calcext:value-type="float">
            <text:p>4.7162</text:p>
          </table:table-cell>
          <table:table-cell office:value-type="float" office:value="238" calcext:value-type="float">
            <text:p>238</text:p>
          </table:table-cell>
          <table:table-cell office:value-type="float" office:value="381" calcext:value-type="float">
            <text:p>381</text:p>
          </table:table-cell>
          <table:table-cell office:value-type="float" office:value="985" calcext:value-type="float">
            <text:p>985</text:p>
          </table:table-cell>
          <table:table-cell office:value-type="float" office:value="394" calcext:value-type="float">
            <text:p>394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0.0614*[.A79])-0.073" office:value-type="float" office:value="4.7776" calcext:value-type="float">
            <text:p>4.7776</text:p>
          </table:table-cell>
          <table:table-cell office:value-type="float" office:value="234" calcext:value-type="float">
            <text:p>234</text:p>
          </table:table-cell>
          <table:table-cell office:value-type="float" office:value="367" calcext:value-type="float">
            <text:p>367</text:p>
          </table:table-cell>
          <table:table-cell office:value-type="float" office:value="969" calcext:value-type="float">
            <text:p>969</text:p>
          </table:table-cell>
          <table:table-cell office:value-type="float" office:value="425" calcext:value-type="float">
            <text:p>42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0.0614*[.A80])-0.073" office:value-type="float" office:value="4.839" calcext:value-type="float">
            <text:p>4.839</text:p>
          </table:table-cell>
          <table:table-cell office:value-type="float" office:value="257" calcext:value-type="float">
            <text:p>257</text:p>
          </table:table-cell>
          <table:table-cell office:value-type="float" office:value="381" calcext:value-type="float">
            <text:p>381</text:p>
          </table:table-cell>
          <table:table-cell office:value-type="float" office:value="935" calcext:value-type="float">
            <text:p>935</text:p>
          </table:table-cell>
          <table:table-cell office:value-type="float" office:value="389" calcext:value-type="float">
            <text:p>38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0.0614*[.A81])-0.073" office:value-type="float" office:value="4.9004" calcext:value-type="float">
            <text:p>4.9004</text:p>
          </table:table-cell>
          <table:table-cell office:value-type="float" office:value="243" calcext:value-type="float">
            <text:p>243</text:p>
          </table:table-cell>
          <table:table-cell office:value-type="float" office:value="424" calcext:value-type="float">
            <text:p>424</text:p>
          </table:table-cell>
          <table:table-cell office:value-type="float" office:value="872" calcext:value-type="float">
            <text:p>872</text:p>
          </table:table-cell>
          <table:table-cell office:value-type="float" office:value="395" calcext:value-type="float">
            <text:p>395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0.0614*[.A82])-0.073" office:value-type="float" office:value="4.9618" calcext:value-type="float">
            <text:p>4.9618</text:p>
          </table:table-cell>
          <table:table-cell office:value-type="float" office:value="258" calcext:value-type="float">
            <text:p>258</text:p>
          </table:table-cell>
          <table:table-cell office:value-type="float" office:value="442" calcext:value-type="float">
            <text:p>442</text:p>
          </table:table-cell>
          <table:table-cell office:value-type="float" office:value="793" calcext:value-type="float">
            <text:p>793</text:p>
          </table:table-cell>
          <table:table-cell office:value-type="float" office:value="418" calcext:value-type="float">
            <text:p>41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0.0614*[.A83])-0.073" office:value-type="float" office:value="5.0232" calcext:value-type="float">
            <text:p>5.0232</text:p>
          </table:table-cell>
          <table:table-cell office:value-type="float" office:value="250" calcext:value-type="float">
            <text:p>250</text:p>
          </table:table-cell>
          <table:table-cell office:value-type="float" office:value="549" calcext:value-type="float">
            <text:p>549</text:p>
          </table:table-cell>
          <table:table-cell office:value-type="float" office:value="728" calcext:value-type="float">
            <text:p>728</text:p>
          </table:table-cell>
          <table:table-cell office:value-type="float" office:value="380" calcext:value-type="float">
            <text:p>38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0.0614*[.A84])-0.073" office:value-type="float" office:value="5.0846" calcext:value-type="float">
            <text:p>5.0846</text:p>
          </table:table-cell>
          <table:table-cell office:value-type="float" office:value="243" calcext:value-type="float">
            <text:p>243</text:p>
          </table:table-cell>
          <table:table-cell office:value-type="float" office:value="635" calcext:value-type="float">
            <text:p>635</text:p>
          </table:table-cell>
          <table:table-cell office:value-type="float" office:value="721" calcext:value-type="float">
            <text:p>721</text:p>
          </table:table-cell>
          <table:table-cell office:value-type="float" office:value="373" calcext:value-type="float">
            <text:p>37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0.0614*[.A85])-0.073" office:value-type="float" office:value="5.146" calcext:value-type="float">
            <text:p>5.146</text:p>
          </table:table-cell>
          <table:table-cell office:value-type="float" office:value="225" calcext:value-type="float">
            <text:p>225</text:p>
          </table:table-cell>
          <table:table-cell office:value-type="float" office:value="759" calcext:value-type="float">
            <text:p>759</text:p>
          </table:table-cell>
          <table:table-cell office:value-type="float" office:value="636" calcext:value-type="float">
            <text:p>636</text:p>
          </table:table-cell>
          <table:table-cell office:value-type="float" office:value="369" calcext:value-type="float">
            <text:p>36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0.0614*[.A86])-0.073" office:value-type="float" office:value="5.2074" calcext:value-type="float">
            <text:p>5.2074</text:p>
          </table:table-cell>
          <table:table-cell office:value-type="float" office:value="256" calcext:value-type="float">
            <text:p>256</text:p>
          </table:table-cell>
          <table:table-cell office:value-type="float" office:value="942" calcext:value-type="float">
            <text:p>942</text:p>
          </table:table-cell>
          <table:table-cell office:value-type="float" office:value="510" calcext:value-type="float">
            <text:p>510</text:p>
          </table:table-cell>
          <table:table-cell office:value-type="float" office:value="354" calcext:value-type="float">
            <text:p>354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0.0614*[.A87])-0.073" office:value-type="float" office:value="5.2688" calcext:value-type="float">
            <text:p>5.2688</text:p>
          </table:table-cell>
          <table:table-cell office:value-type="float" office:value="231" calcext:value-type="float">
            <text:p>231</text:p>
          </table:table-cell>
          <table:table-cell office:value-type="float" office:value="1019" calcext:value-type="float">
            <text:p>1019</text:p>
          </table:table-cell>
          <table:table-cell office:value-type="float" office:value="457" calcext:value-type="float">
            <text:p>457</text:p>
          </table:table-cell>
          <table:table-cell office:value-type="float" office:value="341" calcext:value-type="float">
            <text:p>34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0.0614*[.A88])-0.073" office:value-type="float" office:value="5.3302" calcext:value-type="float">
            <text:p>5.3302</text:p>
          </table:table-cell>
          <table:table-cell office:value-type="float" office:value="240" calcext:value-type="float">
            <text:p>240</text:p>
          </table:table-cell>
          <table:table-cell office:value-type="float" office:value="1218" calcext:value-type="float">
            <text:p>1218</text:p>
          </table:table-cell>
          <table:table-cell office:value-type="float" office:value="383" calcext:value-type="float">
            <text:p>383</text:p>
          </table:table-cell>
          <table:table-cell office:value-type="float" office:value="372" calcext:value-type="float">
            <text:p>37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0.0614*[.A89])-0.073" office:value-type="float" office:value="5.3916" calcext:value-type="float">
            <text:p>5.3916</text:p>
          </table:table-cell>
          <table:table-cell office:value-type="float" office:value="245" calcext:value-type="float">
            <text:p>245</text:p>
          </table:table-cell>
          <table:table-cell office:value-type="float" office:value="1236" calcext:value-type="float">
            <text:p>1236</text:p>
          </table:table-cell>
          <table:table-cell office:value-type="float" office:value="315" calcext:value-type="float">
            <text:p>315</text:p>
          </table:table-cell>
          <table:table-cell office:value-type="float" office:value="377" calcext:value-type="float">
            <text:p>377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0.0614*[.A90])-0.073" office:value-type="float" office:value="5.453" calcext:value-type="float">
            <text:p>5.453</text:p>
          </table:table-cell>
          <table:table-cell office:value-type="float" office:value="254" calcext:value-type="float">
            <text:p>254</text:p>
          </table:table-cell>
          <table:table-cell office:value-type="float" office:value="1269" calcext:value-type="float">
            <text:p>1269</text:p>
          </table:table-cell>
          <table:table-cell office:value-type="float" office:value="278" calcext:value-type="float">
            <text:p>278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0.0614*[.A91])-0.073" office:value-type="float" office:value="5.5144" calcext:value-type="float">
            <text:p>5.5144</text:p>
          </table:table-cell>
          <table:table-cell office:value-type="float" office:value="231" calcext:value-type="float">
            <text:p>231</text:p>
          </table:table-cell>
          <table:table-cell office:value-type="float" office:value="1249" calcext:value-type="float">
            <text:p>1249</text:p>
          </table:table-cell>
          <table:table-cell office:value-type="float" office:value="238" calcext:value-type="float">
            <text:p>238</text:p>
          </table:table-cell>
          <table:table-cell office:value-type="float" office:value="385" calcext:value-type="float">
            <text:p>385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0.0614*[.A92])-0.073" office:value-type="float" office:value="5.5758" calcext:value-type="float">
            <text:p>5.5758</text:p>
          </table:table-cell>
          <table:table-cell office:value-type="float" office:value="235" calcext:value-type="float">
            <text:p>235</text:p>
          </table:table-cell>
          <table:table-cell office:value-type="float" office:value="1161" calcext:value-type="float">
            <text:p>1161</text:p>
          </table:table-cell>
          <table:table-cell office:value-type="float" office:value="252" calcext:value-type="float">
            <text:p>252</text:p>
          </table:table-cell>
          <table:table-cell office:value-type="float" office:value="442" calcext:value-type="float">
            <text:p>44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0.0614*[.A93])-0.073" office:value-type="float" office:value="5.6372" calcext:value-type="float">
            <text:p>5.6372</text:p>
          </table:table-cell>
          <table:table-cell office:value-type="float" office:value="268" calcext:value-type="float">
            <text:p>268</text:p>
          </table:table-cell>
          <table:table-cell office:value-type="float" office:value="976" calcext:value-type="float">
            <text:p>976</text:p>
          </table:table-cell>
          <table:table-cell office:value-type="float" office:value="199" calcext:value-type="float">
            <text:p>199</text:p>
          </table:table-cell>
          <table:table-cell office:value-type="float" office:value="445" calcext:value-type="float">
            <text:p>445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0.0614*[.A94])-0.073" office:value-type="float" office:value="5.6986" calcext:value-type="float">
            <text:p>5.6986</text:p>
          </table:table-cell>
          <table:table-cell office:value-type="float" office:value="263" calcext:value-type="float">
            <text:p>263</text:p>
          </table:table-cell>
          <table:table-cell office:value-type="float" office:value="964" calcext:value-type="float">
            <text:p>964</text:p>
          </table:table-cell>
          <table:table-cell office:value-type="float" office:value="205" calcext:value-type="float">
            <text:p>205</text:p>
          </table:table-cell>
          <table:table-cell office:value-type="float" office:value="492" calcext:value-type="float">
            <text:p>492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0.0614*[.A95])-0.073" office:value-type="float" office:value="5.76" calcext:value-type="float">
            <text:p>5.76</text:p>
          </table:table-cell>
          <table:table-cell office:value-type="float" office:value="286" calcext:value-type="float">
            <text:p>286</text:p>
          </table:table-cell>
          <table:table-cell office:value-type="float" office:value="843" calcext:value-type="float">
            <text:p>843</text:p>
          </table:table-cell>
          <table:table-cell office:value-type="float" office:value="140" calcext:value-type="float">
            <text:p>140</text:p>
          </table:table-cell>
          <table:table-cell office:value-type="float" office:value="484" calcext:value-type="float">
            <text:p>48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0.0614*[.A96])-0.073" office:value-type="float" office:value="5.8214" calcext:value-type="float">
            <text:p>5.8214</text:p>
          </table:table-cell>
          <table:table-cell office:value-type="float" office:value="321" calcext:value-type="float">
            <text:p>321</text:p>
          </table:table-cell>
          <table:table-cell office:value-type="float" office:value="808" calcext:value-type="float">
            <text:p>808</text:p>
          </table:table-cell>
          <table:table-cell office:value-type="float" office:value="180" calcext:value-type="float">
            <text:p>180</text:p>
          </table:table-cell>
          <table:table-cell office:value-type="float" office:value="518" calcext:value-type="float">
            <text:p>518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0.0614*[.A97])-0.073" office:value-type="float" office:value="5.8828" calcext:value-type="float">
            <text:p>5.8828</text:p>
          </table:table-cell>
          <table:table-cell office:value-type="float" office:value="392" calcext:value-type="float">
            <text:p>392</text:p>
          </table:table-cell>
          <table:table-cell office:value-type="float" office:value="759" calcext:value-type="float">
            <text:p>759</text:p>
          </table:table-cell>
          <table:table-cell office:value-type="float" office:value="167" calcext:value-type="float">
            <text:p>167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0.0614*[.A98])-0.073" office:value-type="float" office:value="5.9442" calcext:value-type="float">
            <text:p>5.9442</text:p>
          </table:table-cell>
          <table:table-cell office:value-type="float" office:value="551" calcext:value-type="float">
            <text:p>551</text:p>
          </table:table-cell>
          <table:table-cell office:value-type="float" office:value="919" calcext:value-type="float">
            <text:p>919</text:p>
          </table:table-cell>
          <table:table-cell office:value-type="float" office:value="146" calcext:value-type="float">
            <text:p>146</text:p>
          </table:table-cell>
          <table:table-cell office:value-type="float" office:value="514" calcext:value-type="float">
            <text:p>51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0.0614*[.A99])-0.073" office:value-type="float" office:value="6.0056" calcext:value-type="float">
            <text:p>6.0056</text:p>
          </table:table-cell>
          <table:table-cell office:value-type="float" office:value="755" calcext:value-type="float">
            <text:p>755</text:p>
          </table:table-cell>
          <table:table-cell office:value-type="float" office:value="1026" calcext:value-type="float">
            <text:p>1026</text:p>
          </table:table-cell>
          <table:table-cell office:value-type="float" office:value="149" calcext:value-type="float">
            <text:p>149</text:p>
          </table:table-cell>
          <table:table-cell office:value-type="float" office:value="574" calcext:value-type="float">
            <text:p>574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0.0614*[.A100])-0.073" office:value-type="float" office:value="6.067" calcext:value-type="float">
            <text:p>6.067</text:p>
          </table:table-cell>
          <table:table-cell office:value-type="float" office:value="1108" calcext:value-type="float">
            <text:p>1108</text:p>
          </table:table-cell>
          <table:table-cell office:value-type="float" office:value="1329" calcext:value-type="float">
            <text:p>1329</text:p>
          </table:table-cell>
          <table:table-cell office:value-type="float" office:value="125" calcext:value-type="float">
            <text:p>125</text:p>
          </table:table-cell>
          <table:table-cell office:value-type="float" office:value="557" calcext:value-type="float">
            <text:p>557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0.0614*[.A101])-0.073" office:value-type="float" office:value="6.1284" calcext:value-type="float">
            <text:p>6.1284</text:p>
          </table:table-cell>
          <table:table-cell office:value-type="float" office:value="1462" calcext:value-type="float">
            <text:p>1462</text:p>
          </table:table-cell>
          <table:table-cell office:value-type="float" office:value="1666" calcext:value-type="float">
            <text:p>1666</text:p>
          </table:table-cell>
          <table:table-cell office:value-type="float" office:value="118" calcext:value-type="float">
            <text:p>118</text:p>
          </table:table-cell>
          <table:table-cell office:value-type="float" office:value="576" calcext:value-type="float">
            <text:p>576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0.0614*[.A102])-0.073" office:value-type="float" office:value="6.1898" calcext:value-type="float">
            <text:p>6.1898</text:p>
          </table:table-cell>
          <table:table-cell office:value-type="float" office:value="1957" calcext:value-type="float">
            <text:p>1957</text:p>
          </table:table-cell>
          <table:table-cell office:value-type="float" office:value="2139" calcext:value-type="float">
            <text:p>2139</text:p>
          </table:table-cell>
          <table:table-cell office:value-type="float" office:value="106" calcext:value-type="float">
            <text:p>106</text:p>
          </table:table-cell>
          <table:table-cell office:value-type="float" office:value="634" calcext:value-type="float">
            <text:p>634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0.0614*[.A103])-0.073" office:value-type="float" office:value="6.2512" calcext:value-type="float">
            <text:p>6.2512</text:p>
          </table:table-cell>
          <table:table-cell office:value-type="float" office:value="2428" calcext:value-type="float">
            <text:p>2428</text:p>
          </table:table-cell>
          <table:table-cell office:value-type="float" office:value="2524" calcext:value-type="float">
            <text:p>2524</text:p>
          </table:table-cell>
          <table:table-cell office:value-type="float" office:value="103" calcext:value-type="float">
            <text:p>103</text:p>
          </table:table-cell>
          <table:table-cell office:value-type="float" office:value="649" calcext:value-type="float">
            <text:p>649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0.0614*[.A104])-0.073" office:value-type="float" office:value="6.3126" calcext:value-type="float">
            <text:p>6.3126</text:p>
          </table:table-cell>
          <table:table-cell office:value-type="float" office:value="2830" calcext:value-type="float">
            <text:p>2830</text:p>
          </table:table-cell>
          <table:table-cell office:value-type="float" office:value="2846" calcext:value-type="float">
            <text:p>2846</text:p>
          </table:table-cell>
          <table:table-cell office:value-type="float" office:value="107" calcext:value-type="float">
            <text:p>107</text:p>
          </table:table-cell>
          <table:table-cell office:value-type="float" office:value="630" calcext:value-type="float">
            <text:p>630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0.0614*[.A105])-0.073" office:value-type="float" office:value="6.374" calcext:value-type="float">
            <text:p>6.374</text:p>
          </table:table-cell>
          <table:table-cell office:value-type="float" office:value="2976" calcext:value-type="float">
            <text:p>2976</text:p>
          </table:table-cell>
          <table:table-cell office:value-type="float" office:value="3081" calcext:value-type="float">
            <text:p>3081</text:p>
          </table:table-cell>
          <table:table-cell office:value-type="float" office:value="94" calcext:value-type="float">
            <text:p>94</text:p>
          </table:table-cell>
          <table:table-cell office:value-type="float" office:value="611" calcext:value-type="float">
            <text:p>611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0.0614*[.A106])-0.073" office:value-type="float" office:value="6.4354" calcext:value-type="float">
            <text:p>6.4354</text:p>
          </table:table-cell>
          <table:table-cell office:value-type="float" office:value="3118" calcext:value-type="float">
            <text:p>3118</text:p>
          </table:table-cell>
          <table:table-cell office:value-type="float" office:value="3119" calcext:value-type="float">
            <text:p>3119</text:p>
          </table:table-cell>
          <table:table-cell office:value-type="float" office:value="104" calcext:value-type="float">
            <text:p>104</text:p>
          </table:table-cell>
          <table:table-cell office:value-type="float" office:value="593" calcext:value-type="float">
            <text:p>593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0.0614*[.A107])-0.073" office:value-type="float" office:value="6.4968" calcext:value-type="float">
            <text:p>6.4968</text:p>
          </table:table-cell>
          <table:table-cell office:value-type="float" office:value="2819" calcext:value-type="float">
            <text:p>2819</text:p>
          </table:table-cell>
          <table:table-cell office:value-type="float" office:value="2933" calcext:value-type="float">
            <text:p>2933</text:p>
          </table:table-cell>
          <table:table-cell office:value-type="float" office:value="84" calcext:value-type="float">
            <text:p>84</text:p>
          </table:table-cell>
          <table:table-cell office:value-type="float" office:value="616" calcext:value-type="float">
            <text:p>616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0.0614*[.A108])-0.073" office:value-type="float" office:value="6.5582" calcext:value-type="float">
            <text:p>6.5582</text:p>
          </table:table-cell>
          <table:table-cell office:value-type="float" office:value="2605" calcext:value-type="float">
            <text:p>2605</text:p>
          </table:table-cell>
          <table:table-cell office:value-type="float" office:value="2647" calcext:value-type="float">
            <text:p>2647</text:p>
          </table:table-cell>
          <table:table-cell office:value-type="float" office:value="79" calcext:value-type="float">
            <text:p>79</text:p>
          </table:table-cell>
          <table:table-cell office:value-type="float" office:value="582" calcext:value-type="float">
            <text:p>582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0.0614*[.A109])-0.073" office:value-type="float" office:value="6.6196" calcext:value-type="float">
            <text:p>6.6196</text:p>
          </table:table-cell>
          <table:table-cell office:value-type="float" office:value="2152" calcext:value-type="float">
            <text:p>2152</text:p>
          </table:table-cell>
          <table:table-cell office:value-type="float" office:value="2244" calcext:value-type="float">
            <text:p>2244</text:p>
          </table:table-cell>
          <table:table-cell office:value-type="float" office:value="84" calcext:value-type="float">
            <text:p>84</text:p>
          </table:table-cell>
          <table:table-cell office:value-type="float" office:value="569" calcext:value-type="float">
            <text:p>569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0.0614*[.A110])-0.073" office:value-type="float" office:value="6.681" calcext:value-type="float">
            <text:p>6.681</text:p>
          </table:table-cell>
          <table:table-cell office:value-type="float" office:value="1611" calcext:value-type="float">
            <text:p>1611</text:p>
          </table:table-cell>
          <table:table-cell office:value-type="float" office:value="1740" calcext:value-type="float">
            <text:p>1740</text:p>
          </table:table-cell>
          <table:table-cell office:value-type="float" office:value="91" calcext:value-type="float">
            <text:p>91</text:p>
          </table:table-cell>
          <table:table-cell office:value-type="float" office:value="609" calcext:value-type="float">
            <text:p>609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0.0614*[.A111])-0.073" office:value-type="float" office:value="6.7424" calcext:value-type="float">
            <text:p>6.7424</text:p>
          </table:table-cell>
          <table:table-cell office:value-type="float" office:value="1251" calcext:value-type="float">
            <text:p>1251</text:p>
          </table:table-cell>
          <table:table-cell office:value-type="float" office:value="1422" calcext:value-type="float">
            <text:p>1422</text:p>
          </table:table-cell>
          <table:table-cell office:value-type="float" office:value="94" calcext:value-type="float">
            <text:p>94</text:p>
          </table:table-cell>
          <table:table-cell office:value-type="float" office:value="614" calcext:value-type="float">
            <text:p>61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0.0614*[.A112])-0.073" office:value-type="float" office:value="6.8038" calcext:value-type="float">
            <text:p>6.8038</text:p>
          </table:table-cell>
          <table:table-cell office:value-type="float" office:value="921" calcext:value-type="float">
            <text:p>921</text:p>
          </table:table-cell>
          <table:table-cell office:value-type="float" office:value="1008" calcext:value-type="float">
            <text:p>1008</text:p>
          </table:table-cell>
          <table:table-cell office:value-type="float" office:value="72" calcext:value-type="float">
            <text:p>72</text:p>
          </table:table-cell>
          <table:table-cell office:value-type="float" office:value="581" calcext:value-type="float">
            <text:p>581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0.0614*[.A113])-0.073" office:value-type="float" office:value="6.8652" calcext:value-type="float">
            <text:p>6.8652</text:p>
          </table:table-cell>
          <table:table-cell office:value-type="float" office:value="733" calcext:value-type="float">
            <text:p>733</text:p>
          </table:table-cell>
          <table:table-cell office:value-type="float" office:value="819" calcext:value-type="float">
            <text:p>819</text:p>
          </table:table-cell>
          <table:table-cell office:value-type="float" office:value="88" calcext:value-type="float">
            <text:p>88</text:p>
          </table:table-cell>
          <table:table-cell office:value-type="float" office:value="644" calcext:value-type="float">
            <text:p>644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0.0614*[.A114])-0.073" office:value-type="float" office:value="6.9266" calcext:value-type="float">
            <text:p>6.9266</text:p>
          </table:table-cell>
          <table:table-cell office:value-type="float" office:value="642" calcext:value-type="float">
            <text:p>642</text:p>
          </table:table-cell>
          <table:table-cell office:value-type="float" office:value="656" calcext:value-type="float">
            <text:p>656</text:p>
          </table:table-cell>
          <table:table-cell office:value-type="float" office:value="84" calcext:value-type="float">
            <text:p>84</text:p>
          </table:table-cell>
          <table:table-cell office:value-type="float" office:value="767" calcext:value-type="float">
            <text:p>767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0.0614*[.A115])-0.073" office:value-type="float" office:value="6.988" calcext:value-type="float">
            <text:p>6.988</text:p>
          </table:table-cell>
          <table:table-cell office:value-type="float" office:value="573" calcext:value-type="float">
            <text:p>573</text:p>
          </table:table-cell>
          <table:table-cell office:value-type="float" office:value="580" calcext:value-type="float">
            <text:p>580</text:p>
          </table:table-cell>
          <table:table-cell office:value-type="float" office:value="96" calcext:value-type="float">
            <text:p>96</text:p>
          </table:table-cell>
          <table:table-cell office:value-type="float" office:value="843" calcext:value-type="float">
            <text:p>84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0.0614*[.A116])-0.073" office:value-type="float" office:value="7.0494" calcext:value-type="float">
            <text:p>7.0494</text:p>
          </table:table-cell>
          <table:table-cell office:value-type="float" office:value="504" calcext:value-type="float">
            <text:p>504</text:p>
          </table:table-cell>
          <table:table-cell office:value-type="float" office:value="597" calcext:value-type="float">
            <text:p>597</text:p>
          </table:table-cell>
          <table:table-cell office:value-type="float" office:value="82" calcext:value-type="float">
            <text:p>82</text:p>
          </table:table-cell>
          <table:table-cell office:value-type="float" office:value="1067" calcext:value-type="float">
            <text:p>1067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0.0614*[.A117])-0.073" office:value-type="float" office:value="7.1108" calcext:value-type="float">
            <text:p>7.1108</text:p>
          </table:table-cell>
          <table:table-cell office:value-type="float" office:value="463" calcext:value-type="float">
            <text:p>463</text:p>
          </table:table-cell>
          <table:table-cell office:value-type="float" office:value="496" calcext:value-type="float">
            <text:p>496</text:p>
          </table:table-cell>
          <table:table-cell office:value-type="float" office:value="89" calcext:value-type="float">
            <text:p>89</text:p>
          </table:table-cell>
          <table:table-cell office:value-type="float" office:value="1332" calcext:value-type="float">
            <text:p>1332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0.0614*[.A118])-0.073" office:value-type="float" office:value="7.1722" calcext:value-type="float">
            <text:p>7.1722</text:p>
          </table:table-cell>
          <table:table-cell office:value-type="float" office:value="397" calcext:value-type="float">
            <text:p>397</text:p>
          </table:table-cell>
          <table:table-cell office:value-type="float" office:value="482" calcext:value-type="float">
            <text:p>482</text:p>
          </table:table-cell>
          <table:table-cell office:value-type="float" office:value="110" calcext:value-type="float">
            <text:p>110</text:p>
          </table:table-cell>
          <table:table-cell office:value-type="float" office:value="1696" calcext:value-type="float">
            <text:p>1696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0.0614*[.A119])-0.073" office:value-type="float" office:value="7.2336" calcext:value-type="float">
            <text:p>7.2336</text:p>
          </table:table-cell>
          <table:table-cell office:value-type="float" office:value="347" calcext:value-type="float">
            <text:p>347</text:p>
          </table:table-cell>
          <table:table-cell office:value-type="float" office:value="418" calcext:value-type="float">
            <text:p>418</text:p>
          </table:table-cell>
          <table:table-cell office:value-type="float" office:value="75" calcext:value-type="float">
            <text:p>75</text:p>
          </table:table-cell>
          <table:table-cell office:value-type="float" office:value="2098" calcext:value-type="float">
            <text:p>2098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0.0614*[.A120])-0.073" office:value-type="float" office:value="7.295" calcext:value-type="float">
            <text:p>7.295</text:p>
          </table:table-cell>
          <table:table-cell office:value-type="float" office:value="292" calcext:value-type="float">
            <text:p>292</text:p>
          </table:table-cell>
          <table:table-cell office:value-type="float" office:value="388" calcext:value-type="float">
            <text:p>388</text:p>
          </table:table-cell>
          <table:table-cell office:value-type="float" office:value="79" calcext:value-type="float">
            <text:p>79</text:p>
          </table:table-cell>
          <table:table-cell office:value-type="float" office:value="2485" calcext:value-type="float">
            <text:p>2485</text:p>
          </table:table-cell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0.0614*[.A121])-0.073" office:value-type="float" office:value="7.3564" calcext:value-type="float">
            <text:p>7.3564</text:p>
          </table:table-cell>
          <table:table-cell office:value-type="float" office:value="221" calcext:value-type="float">
            <text:p>221</text:p>
          </table:table-cell>
          <table:table-cell office:value-type="float" office:value="301" calcext:value-type="float">
            <text:p>301</text:p>
          </table:table-cell>
          <table:table-cell office:value-type="float" office:value="90" calcext:value-type="float">
            <text:p>90</text:p>
          </table:table-cell>
          <table:table-cell office:value-type="float" office:value="2709" calcext:value-type="float">
            <text:p>2709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0.0614*[.A122])-0.073" office:value-type="float" office:value="7.4178" calcext:value-type="float">
            <text:p>7.4178</text:p>
          </table:table-cell>
          <table:table-cell office:value-type="float" office:value="196" calcext:value-type="float">
            <text:p>196</text:p>
          </table:table-cell>
          <table:table-cell office:value-type="float" office:value="259" calcext:value-type="float">
            <text:p>259</text:p>
          </table:table-cell>
          <table:table-cell office:value-type="float" office:value="101" calcext:value-type="float">
            <text:p>101</text:p>
          </table:table-cell>
          <table:table-cell office:value-type="float" office:value="2970" calcext:value-type="float">
            <text:p>2970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0.0614*[.A123])-0.073" office:value-type="float" office:value="7.4792" calcext:value-type="float">
            <text:p>7.4792</text:p>
          </table:table-cell>
          <table:table-cell office:value-type="float" office:value="120" calcext:value-type="float">
            <text:p>120</text:p>
          </table:table-cell>
          <table:table-cell office:value-type="float" office:value="206" calcext:value-type="float">
            <text:p>206</text:p>
          </table:table-cell>
          <table:table-cell office:value-type="float" office:value="103" calcext:value-type="float">
            <text:p>103</text:p>
          </table:table-cell>
          <table:table-cell office:value-type="float" office:value="3222" calcext:value-type="float">
            <text:p>3222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0.0614*[.A124])-0.073" office:value-type="float" office:value="7.5406" calcext:value-type="float">
            <text:p>7.5406</text:p>
          </table:table-cell>
          <table:table-cell office:value-type="float" office:value="89" calcext:value-type="float">
            <text:p>89</text:p>
          </table:table-cell>
          <table:table-cell office:value-type="float" office:value="197" calcext:value-type="float">
            <text:p>197</text:p>
          </table:table-cell>
          <table:table-cell office:value-type="float" office:value="132" calcext:value-type="float">
            <text:p>132</text:p>
          </table:table-cell>
          <table:table-cell office:value-type="float" office:value="3105" calcext:value-type="float">
            <text:p>3105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0.0614*[.A125])-0.073" office:value-type="float" office:value="7.602" calcext:value-type="float">
            <text:p>7.602</text:p>
          </table:table-cell>
          <table:table-cell office:value-type="float" office:value="59" calcext:value-type="float">
            <text:p>59</text:p>
          </table:table-cell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office:value-type="float" office:value="3086" calcext:value-type="float">
            <text:p>3086</text:p>
          </table:table-cell>
          <table:table-cell office:value-type="float" office:value="2967" calcext:value-type="float">
            <text:p>296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0.0614*[.A126])-0.073" office:value-type="float" office:value="7.6634" calcext:value-type="float">
            <text:p>7.6634</text:p>
          </table:table-cell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815" calcext:value-type="float">
            <text:p>2815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0.0614*[.A127])-0.073" office:value-type="float" office:value="7.7248" calcext:value-type="float">
            <text:p>7.7248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179" calcext:value-type="float">
            <text:p>179</text:p>
          </table:table-cell>
          <table:table-cell office:value-type="float" office:value="2637" calcext:value-type="float">
            <text:p>2637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0.0614*[.A128])-0.073" office:value-type="float" office:value="7.7862" calcext:value-type="float">
            <text:p>7.7862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225" calcext:value-type="float">
            <text:p>225</text:p>
          </table:table-cell>
          <table:table-cell office:value-type="float" office:value="2356" calcext:value-type="float">
            <text:p>2356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0.0614*[.A129])-0.073" office:value-type="float" office:value="7.8476" calcext:value-type="float">
            <text:p>7.8476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252" calcext:value-type="float">
            <text:p>252</text:p>
          </table:table-cell>
          <table:table-cell office:value-type="float" office:value="2186" calcext:value-type="float">
            <text:p>2186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0.0614*[.A130])-0.073" office:value-type="float" office:value="7.909" calcext:value-type="float">
            <text:p>7.909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271" calcext:value-type="float">
            <text:p>271</text:p>
          </table:table-cell>
          <table:table-cell office:value-type="float" office:value="1936" calcext:value-type="float">
            <text:p>1936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0.0614*[.A131])-0.073" office:value-type="float" office:value="7.9704" calcext:value-type="float">
            <text:p>7.9704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312" calcext:value-type="float">
            <text:p>312</text:p>
          </table:table-cell>
          <table:table-cell office:value-type="float" office:value="1896" calcext:value-type="float">
            <text:p>1896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0.0614*[.A132])-0.073" office:value-type="float" office:value="8.0318" calcext:value-type="float">
            <text:p>8.0318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office:value-type="float" office:value="1686" calcext:value-type="float">
            <text:p>1686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0.0614*[.A133])-0.073" office:value-type="float" office:value="8.0932" calcext:value-type="float">
            <text:p>8.0932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330" calcext:value-type="float">
            <text:p>330</text:p>
          </table:table-cell>
          <table:table-cell office:value-type="float" office:value="1620" calcext:value-type="float">
            <text:p>1620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0.0614*[.A134])-0.073" office:value-type="float" office:value="8.1546" calcext:value-type="float">
            <text:p>8.1546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385" calcext:value-type="float">
            <text:p>385</text:p>
          </table:table-cell>
          <table:table-cell office:value-type="float" office:value="1531" calcext:value-type="float">
            <text:p>1531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0.0614*[.A135])-0.073" office:value-type="float" office:value="8.216" calcext:value-type="float">
            <text:p>8.216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98" calcext:value-type="float">
            <text:p>398</text:p>
          </table:table-cell>
          <table:table-cell office:value-type="float" office:value="1380" calcext:value-type="float">
            <text:p>1380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0.0614*[.A136])-0.073" office:value-type="float" office:value="8.2774" calcext:value-type="float">
            <text:p>8.2774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78" calcext:value-type="float">
            <text:p>478</text:p>
          </table:table-cell>
          <table:table-cell office:value-type="float" office:value="1328" calcext:value-type="float">
            <text:p>1328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0.0614*[.A137])-0.073" office:value-type="float" office:value="8.3388" calcext:value-type="float">
            <text:p>8.3388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99" calcext:value-type="float">
            <text:p>499</text:p>
          </table:table-cell>
          <table:table-cell office:value-type="float" office:value="966" calcext:value-type="float">
            <text:p>966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0.0614*[.A138])-0.073" office:value-type="float" office:value="8.4002" calcext:value-type="float">
            <text:p>8.4002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43" calcext:value-type="float">
            <text:p>543</text:p>
          </table:table-cell>
          <table:table-cell office:value-type="float" office:value="933" calcext:value-type="float">
            <text:p>933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0.0614*[.A139])-0.073" office:value-type="float" office:value="8.4616" calcext:value-type="float">
            <text:p>8.4616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658" calcext:value-type="float">
            <text:p>658</text:p>
          </table:table-cell>
          <table:table-cell office:value-type="float" office:value="707" calcext:value-type="float">
            <text:p>707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0.0614*[.A140])-0.073" office:value-type="float" office:value="8.523" calcext:value-type="float">
            <text:p>8.52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74" calcext:value-type="float">
            <text:p>674</text:p>
          </table:table-cell>
          <table:table-cell office:value-type="float" office:value="568" calcext:value-type="float">
            <text:p>56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0.0614*[.A141])-0.073" office:value-type="float" office:value="8.5844" calcext:value-type="float">
            <text:p>8.584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10" calcext:value-type="float">
            <text:p>710</text:p>
          </table:table-cell>
          <table:table-cell office:value-type="float" office:value="380" calcext:value-type="float">
            <text:p>38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0.0614*[.A142])-0.073" office:value-type="float" office:value="8.6458" calcext:value-type="float">
            <text:p>8.645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684" calcext:value-type="float">
            <text:p>684</text:p>
          </table:table-cell>
          <table:table-cell office:value-type="float" office:value="333" calcext:value-type="float">
            <text:p>33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0.0614*[.A143])-0.073" office:value-type="float" office:value="8.7072" calcext:value-type="float">
            <text:p>8.707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746" calcext:value-type="float">
            <text:p>746</text:p>
          </table:table-cell>
          <table:table-cell office:value-type="float" office:value="251" calcext:value-type="float">
            <text:p>25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0.0614*[.A144])-0.073" office:value-type="float" office:value="8.7686" calcext:value-type="float">
            <text:p>8.768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656" calcext:value-type="float">
            <text:p>656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0.0614*[.A145])-0.073" office:value-type="float" office:value="8.83" calcext:value-type="float">
            <text:p>8.8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09" calcext:value-type="float">
            <text:p>609</text:p>
          </table:table-cell>
          <table:table-cell office:value-type="float" office:value="186" calcext:value-type="float">
            <text:p>1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0.0614*[.A146])-0.073" office:value-type="float" office:value="8.8914" calcext:value-type="float">
            <text:p>8.891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489" calcext:value-type="float">
            <text:p>489</text:p>
          </table:table-cell>
          <table:table-cell office:value-type="float" office:value="141" calcext:value-type="float">
            <text:p>14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0.0614*[.A147])-0.073" office:value-type="float" office:value="8.9528" calcext:value-type="float">
            <text:p>8.952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11" calcext:value-type="float">
            <text:p>411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0.0614*[.A148])-0.073" office:value-type="float" office:value="9.0142" calcext:value-type="float">
            <text:p>9.014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54" calcext:value-type="float">
            <text:p>354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0.0614*[.A149])-0.073" office:value-type="float" office:value="9.0756" calcext:value-type="float">
            <text:p>9.075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51" calcext:value-type="float">
            <text:p>251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0.0614*[.A150])-0.073" office:value-type="float" office:value="9.137" calcext:value-type="float">
            <text:p>9.13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0.0614*[.A151])-0.073" office:value-type="float" office:value="9.1984" calcext:value-type="float">
            <text:p>9.198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0.0614*[.A152])-0.073" office:value-type="float" office:value="9.2598" calcext:value-type="float">
            <text:p>9.259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0.0614*[.A153])-0.073" office:value-type="float" office:value="9.3212" calcext:value-type="float">
            <text:p>9.32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0.0614*[.A154])-0.073" office:value-type="float" office:value="9.3826" calcext:value-type="float">
            <text:p>9.382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0.0614*[.A155])-0.073" office:value-type="float" office:value="9.444" calcext:value-type="float">
            <text:p>9.44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0.0614*[.A156])-0.073" office:value-type="float" office:value="9.5054" calcext:value-type="float">
            <text:p>9.505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0.0614*[.A157])-0.073" office:value-type="float" office:value="9.5668" calcext:value-type="float">
            <text:p>9.566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0.0614*[.A158])-0.073" office:value-type="float" office:value="9.6282" calcext:value-type="float">
            <text:p>9.628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0.0614*[.A159])-0.073" office:value-type="float" office:value="9.6896" calcext:value-type="float">
            <text:p>9.689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0.0614*[.A160])-0.073" office:value-type="float" office:value="9.751" calcext:value-type="float">
            <text:p>9.75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0.0614*[.A161])-0.073" office:value-type="float" office:value="9.8124" calcext:value-type="float">
            <text:p>9.81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0.0614*[.A162])-0.073" office:value-type="float" office:value="9.8738" calcext:value-type="float">
            <text:p>9.873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0.0614*[.A163])-0.073" office:value-type="float" office:value="9.9352" calcext:value-type="float">
            <text:p>9.935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0.0614*[.A164])-0.073" office:value-type="float" office:value="9.9966" calcext:value-type="float">
            <text:p>9.996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0.0614*[.A165])-0.073" office:value-type="float" office:value="10.058" calcext:value-type="float">
            <text:p>10.05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0.0614*[.A166])-0.073" office:value-type="float" office:value="10.1194" calcext:value-type="float">
            <text:p>10.119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0.0614*[.A167])-0.073" office:value-type="float" office:value="10.1808" calcext:value-type="float">
            <text:p>10.18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0.0614*[.A168])-0.073" office:value-type="float" office:value="10.2422" calcext:value-type="float">
            <text:p>10.24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0.0614*[.A169])-0.073" office:value-type="float" office:value="10.3036" calcext:value-type="float">
            <text:p>10.303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0.0614*[.A170])-0.073" office:value-type="float" office:value="10.365" calcext:value-type="float">
            <text:p>10.36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0.0614*[.A171])-0.073" office:value-type="float" office:value="10.4264" calcext:value-type="float">
            <text:p>10.426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0.0614*[.A172])-0.073" office:value-type="float" office:value="10.4878" calcext:value-type="float">
            <text:p>10.487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0.0614*[.A173])-0.073" office:value-type="float" office:value="10.5492" calcext:value-type="float">
            <text:p>10.549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0.0614*[.A174])-0.073" office:value-type="float" office:value="10.6106" calcext:value-type="float">
            <text:p>10.610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0.0614*[.A175])-0.073" office:value-type="float" office:value="10.672" calcext:value-type="float">
            <text:p>10.67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0.0614*[.A176])-0.073" office:value-type="float" office:value="10.7334" calcext:value-type="float">
            <text:p>10.733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0.0614*[.A177])-0.073" office:value-type="float" office:value="10.7948" calcext:value-type="float">
            <text:p>10.794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0.0614*[.A178])-0.073" office:value-type="float" office:value="10.8562" calcext:value-type="float">
            <text:p>10.856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0.0614*[.A179])-0.073" office:value-type="float" office:value="10.9176" calcext:value-type="float">
            <text:p>10.917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0.0614*[.A180])-0.073" office:value-type="float" office:value="10.979" calcext:value-type="float">
            <text:p>10.97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0.0614*[.A181])-0.073" office:value-type="float" office:value="11.0404" calcext:value-type="float">
            <text:p>11.040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0.0614*[.A182])-0.073" office:value-type="float" office:value="11.1018" calcext:value-type="float">
            <text:p>11.101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0.0614*[.A183])-0.073" office:value-type="float" office:value="11.1632" calcext:value-type="float">
            <text:p>11.163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0.0614*[.A184])-0.073" office:value-type="float" office:value="11.2246" calcext:value-type="float">
            <text:p>11.224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0.0614*[.A185])-0.073" office:value-type="float" office:value="11.286" calcext:value-type="float">
            <text:p>11.2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0.0614*[.A186])-0.073" office:value-type="float" office:value="11.3474" calcext:value-type="float">
            <text:p>11.347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0.0614*[.A187])-0.073" office:value-type="float" office:value="11.4088" calcext:value-type="float">
            <text:p>11.40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0.0614*[.A188])-0.073" office:value-type="float" office:value="11.4702" calcext:value-type="float">
            <text:p>11.470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0.0614*[.A189])-0.073" office:value-type="float" office:value="11.5316" calcext:value-type="float">
            <text:p>11.53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0.0614*[.A190])-0.073" office:value-type="float" office:value="11.593" calcext:value-type="float">
            <text:p>11.59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0.0614*[.A191])-0.073" office:value-type="float" office:value="11.6544" calcext:value-type="float">
            <text:p>11.654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0.0614*[.A192])-0.073" office:value-type="float" office:value="11.7158" calcext:value-type="float">
            <text:p>11.715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0.0614*[.A193])-0.073" office:value-type="float" office:value="11.7772" calcext:value-type="float">
            <text:p>11.777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0.0614*[.A194])-0.073" office:value-type="float" office:value="11.8386" calcext:value-type="float">
            <text:p>11.838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0.0614*[.A195])-0.073" office:value-type="float" office:value="11.9" calcext:value-type="float">
            <text:p>11.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0.0614*[.A196])-0.073" office:value-type="float" office:value="11.9614" calcext:value-type="float">
            <text:p>11.96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0.0614*[.A197])-0.073" office:value-type="float" office:value="12.0228" calcext:value-type="float">
            <text:p>12.02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0.0614*[.A198])-0.073" office:value-type="float" office:value="12.0842" calcext:value-type="float">
            <text:p>12.084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0.0614*[.A199])-0.073" office:value-type="float" office:value="12.1456" calcext:value-type="float">
            <text:p>12.14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0.0614*[.A200])-0.073" office:value-type="float" office:value="12.207" calcext:value-type="float">
            <text:p>12.2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0.0614*[.A201])-0.073" office:value-type="float" office:value="12.2684" calcext:value-type="float">
            <text:p>12.268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0.0614*[.A202])-0.073" office:value-type="float" office:value="12.3298" calcext:value-type="float">
            <text:p>12.329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0.0614*[.A203])-0.073" office:value-type="float" office:value="12.3912" calcext:value-type="float">
            <text:p>12.39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0.0614*[.A204])-0.073" office:value-type="float" office:value="12.4526" calcext:value-type="float">
            <text:p>12.45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0.0614*[.A205])-0.073" office:value-type="float" office:value="12.514" calcext:value-type="float">
            <text:p>12.5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0.0614*[.A206])-0.073" office:value-type="float" office:value="12.5754" calcext:value-type="float">
            <text:p>12.57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0.0614*[.A207])-0.073" office:value-type="float" office:value="12.6368" calcext:value-type="float">
            <text:p>12.636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0.0614*[.A208])-0.073" office:value-type="float" office:value="12.6982" calcext:value-type="float">
            <text:p>12.698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0.0614*[.A209])-0.073" office:value-type="float" office:value="12.7596" calcext:value-type="float">
            <text:p>12.759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0.0614*[.A210])-0.073" office:value-type="float" office:value="12.821" calcext:value-type="float">
            <text:p>12.8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0.0614*[.A211])-0.073" office:value-type="float" office:value="12.8824" calcext:value-type="float">
            <text:p>12.88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0.0614*[.A212])-0.073" office:value-type="float" office:value="12.9438" calcext:value-type="float">
            <text:p>12.94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0.0614*[.A213])-0.073" office:value-type="float" office:value="13.0052" calcext:value-type="float">
            <text:p>13.005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0.0614*[.A214])-0.073" office:value-type="float" office:value="13.0666" calcext:value-type="float">
            <text:p>13.066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0.0614*[.A215])-0.073" office:value-type="float" office:value="13.128" calcext:value-type="float">
            <text:p>13.1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0.0614*[.A216])-0.073" office:value-type="float" office:value="13.1894" calcext:value-type="float">
            <text:p>13.18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0.0614*[.A217])-0.073" office:value-type="float" office:value="13.2508" calcext:value-type="float">
            <text:p>13.25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0.0614*[.A218])-0.073" office:value-type="float" office:value="13.3122" calcext:value-type="float">
            <text:p>13.31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0.0614*[.A219])-0.073" office:value-type="float" office:value="13.3736" calcext:value-type="float">
            <text:p>13.37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0.0614*[.A220])-0.073" office:value-type="float" office:value="13.435" calcext:value-type="float">
            <text:p>13.4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0.0614*[.A221])-0.073" office:value-type="float" office:value="13.4964" calcext:value-type="float">
            <text:p>13.49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0.0614*[.A222])-0.073" office:value-type="float" office:value="13.5578" calcext:value-type="float">
            <text:p>13.55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0.0614*[.A223])-0.073" office:value-type="float" office:value="13.6192" calcext:value-type="float">
            <text:p>13.61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0.0614*[.A224])-0.073" office:value-type="float" office:value="13.6806" calcext:value-type="float">
            <text:p>13.68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0.0614*[.A225])-0.073" office:value-type="float" office:value="13.742" calcext:value-type="float">
            <text:p>13.7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0.0614*[.A226])-0.073" office:value-type="float" office:value="13.8034" calcext:value-type="float">
            <text:p>13.80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0.0614*[.A227])-0.073" office:value-type="float" office:value="13.8648" calcext:value-type="float">
            <text:p>13.86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0.0614*[.A228])-0.073" office:value-type="float" office:value="13.9262" calcext:value-type="float">
            <text:p>13.92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0.0614*[.A229])-0.073" office:value-type="float" office:value="13.9876" calcext:value-type="float">
            <text:p>13.98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0.0614*[.A230])-0.073" office:value-type="float" office:value="14.049" calcext:value-type="float">
            <text:p>14.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0.0614*[.A231])-0.073" office:value-type="float" office:value="14.1104" calcext:value-type="float">
            <text:p>14.11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0.0614*[.A232])-0.073" office:value-type="float" office:value="14.1718" calcext:value-type="float">
            <text:p>14.17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0.0614*[.A233])-0.073" office:value-type="float" office:value="14.2332" calcext:value-type="float">
            <text:p>14.2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0.0614*[.A234])-0.073" office:value-type="float" office:value="14.2946" calcext:value-type="float">
            <text:p>14.29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0.0614*[.A235])-0.073" office:value-type="float" office:value="14.356" calcext:value-type="float">
            <text:p>14.3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0.0614*[.A236])-0.073" office:value-type="float" office:value="14.4174" calcext:value-type="float">
            <text:p>14.4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0.0614*[.A237])-0.073" office:value-type="float" office:value="14.4788" calcext:value-type="float">
            <text:p>14.47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0.0614*[.A238])-0.073" office:value-type="float" office:value="14.5402" calcext:value-type="float">
            <text:p>14.54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0.0614*[.A239])-0.073" office:value-type="float" office:value="14.6016" calcext:value-type="float">
            <text:p>14.60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0.0614*[.A240])-0.073" office:value-type="float" office:value="14.663" calcext:value-type="float">
            <text:p>14.6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0.0614*[.A241])-0.073" office:value-type="float" office:value="14.7244" calcext:value-type="float">
            <text:p>14.72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0.0614*[.A242])-0.073" office:value-type="float" office:value="14.7858" calcext:value-type="float">
            <text:p>14.78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0.0614*[.A243])-0.073" office:value-type="float" office:value="14.8472" calcext:value-type="float">
            <text:p>14.84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0.0614*[.A244])-0.073" office:value-type="float" office:value="14.9086" calcext:value-type="float">
            <text:p>14.90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0.0614*[.A245])-0.073" office:value-type="float" office:value="14.97" calcext:value-type="float">
            <text:p>14.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0.0614*[.A246])-0.073" office:value-type="float" office:value="15.0314" calcext:value-type="float">
            <text:p>15.0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0.0614*[.A247])-0.073" office:value-type="float" office:value="15.0928" calcext:value-type="float">
            <text:p>15.0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0.0614*[.A248])-0.073" office:value-type="float" office:value="15.1542" calcext:value-type="float">
            <text:p>15.15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0.0614*[.A249])-0.073" office:value-type="float" office:value="15.2156" calcext:value-type="float">
            <text:p>15.2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0.0614*[.A250])-0.073" office:value-type="float" office:value="15.277" calcext:value-type="float">
            <text:p>15.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0.0614*[.A251])-0.073" office:value-type="float" office:value="15.3384" calcext:value-type="float">
            <text:p>15.3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0.0614*[.A252])-0.073" office:value-type="float" office:value="15.3998" calcext:value-type="float">
            <text:p>15.3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0.0614*[.A253])-0.073" office:value-type="float" office:value="15.4612" calcext:value-type="float">
            <text:p>15.4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0.0614*[.A254])-0.073" office:value-type="float" office:value="15.5226" calcext:value-type="float">
            <text:p>15.52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0.0614*[.A255])-0.073" office:value-type="float" office:value="15.584" calcext:value-type="float">
            <text:p>15.5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0.0614*[.A256])-0.073" office:value-type="float" office:value="15.6454" calcext:value-type="float">
            <text:p>15.64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(0.0614*[.A257])-0.073" office:value-type="float" office:value="15.7068" calcext:value-type="float">
            <text:p>15.7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0.0614*[.A258])-0.073" office:value-type="float" office:value="15.7682" calcext:value-type="float">
            <text:p>15.76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0.0614*[.A259])-0.073" office:value-type="float" office:value="15.8296" calcext:value-type="float">
            <text:p>15.8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0.0614*[.A260])-0.073" office:value-type="float" office:value="15.891" calcext:value-type="float">
            <text:p>15.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(0.0614*[.A261])-0.073" office:value-type="float" office:value="15.9524" calcext:value-type="float">
            <text:p>15.9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(0.0614*[.A262])-0.073" office:value-type="float" office:value="16.0138" calcext:value-type="float">
            <text:p>16.0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0.0614*[.A263])-0.073" office:value-type="float" office:value="16.0752" calcext:value-type="float">
            <text:p>16.0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0.0614*[.A264])-0.073" office:value-type="float" office:value="16.1366" calcext:value-type="float">
            <text:p>16.13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0.0614*[.A265])-0.073" office:value-type="float" office:value="16.198" calcext:value-type="float">
            <text:p>16.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(0.0614*[.A266])-0.073" office:value-type="float" office:value="16.2594" calcext:value-type="float">
            <text:p>16.2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(0.0614*[.A267])-0.073" office:value-type="float" office:value="16.3208" calcext:value-type="float">
            <text:p>16.3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0.0614*[.A268])-0.073" office:value-type="float" office:value="16.3822" calcext:value-type="float">
            <text:p>16.3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0.0614*[.A269])-0.073" office:value-type="float" office:value="16.4436" calcext:value-type="float">
            <text:p>16.44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0.0614*[.A270])-0.073" office:value-type="float" office:value="16.505" calcext:value-type="float">
            <text:p>16.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(0.0614*[.A271])-0.073" office:value-type="float" office:value="16.5664" calcext:value-type="float">
            <text:p>16.56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0.0614*[.A272])-0.073" office:value-type="float" office:value="16.6278" calcext:value-type="float">
            <text:p>16.6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0.0614*[.A273])-0.073" office:value-type="float" office:value="16.6892" calcext:value-type="float">
            <text:p>16.6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0.0614*[.A274])-0.073" office:value-type="float" office:value="16.7506" calcext:value-type="float">
            <text:p>16.7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0.0614*[.A275])-0.073" office:value-type="float" office:value="16.812" calcext:value-type="float">
            <text:p>16.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0.0614*[.A276])-0.073" office:value-type="float" office:value="16.8734" calcext:value-type="float">
            <text:p>16.87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0.0614*[.A277])-0.073" office:value-type="float" office:value="16.9348" calcext:value-type="float">
            <text:p>16.93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0.0614*[.A278])-0.073" office:value-type="float" office:value="16.9962" calcext:value-type="float">
            <text:p>16.99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(0.0614*[.A279])-0.073" office:value-type="float" office:value="17.0576" calcext:value-type="float">
            <text:p>17.05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0.0614*[.A280])-0.073" office:value-type="float" office:value="17.119" calcext:value-type="float">
            <text:p>17.1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0.0614*[.A281])-0.073" office:value-type="float" office:value="17.1804" calcext:value-type="float">
            <text:p>17.1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(0.0614*[.A282])-0.073" office:value-type="float" office:value="17.2418" calcext:value-type="float">
            <text:p>17.2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0.0614*[.A283])-0.073" office:value-type="float" office:value="17.3032" calcext:value-type="float">
            <text:p>17.30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0.0614*[.A284])-0.073" office:value-type="float" office:value="17.3646" calcext:value-type="float">
            <text:p>17.36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(0.0614*[.A285])-0.073" office:value-type="float" office:value="17.426" calcext:value-type="float">
            <text:p>17.4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(0.0614*[.A286])-0.073" office:value-type="float" office:value="17.4874" calcext:value-type="float">
            <text:p>17.48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(0.0614*[.A287])-0.073" office:value-type="float" office:value="17.5488" calcext:value-type="float">
            <text:p>17.5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0.0614*[.A288])-0.073" office:value-type="float" office:value="17.6102" calcext:value-type="float">
            <text:p>17.6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0.0614*[.A289])-0.073" office:value-type="float" office:value="17.6716" calcext:value-type="float">
            <text:p>17.67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0.0614*[.A290])-0.073" office:value-type="float" office:value="17.733" calcext:value-type="float">
            <text:p>17.7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0.0614*[.A291])-0.073" office:value-type="float" office:value="17.7944" calcext:value-type="float">
            <text:p>17.79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0.0614*[.A292])-0.073" office:value-type="float" office:value="17.8558" calcext:value-type="float">
            <text:p>17.85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(0.0614*[.A293])-0.073" office:value-type="float" office:value="17.9172" calcext:value-type="float">
            <text:p>17.9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(0.0614*[.A294])-0.073" office:value-type="float" office:value="17.9786" calcext:value-type="float">
            <text:p>17.97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(0.0614*[.A295])-0.073" office:value-type="float" office:value="18.04" calcext:value-type="float">
            <text:p>18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0.0614*[.A296])-0.073" office:value-type="float" office:value="18.1014" calcext:value-type="float">
            <text:p>18.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(0.0614*[.A297])-0.073" office:value-type="float" office:value="18.1628" calcext:value-type="float">
            <text:p>18.1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(0.0614*[.A298])-0.073" office:value-type="float" office:value="18.2242" calcext:value-type="float">
            <text:p>18.2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(0.0614*[.A299])-0.073" office:value-type="float" office:value="18.2856" calcext:value-type="float">
            <text:p>18.28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0.0614*[.A300])-0.073" office:value-type="float" office:value="18.347" calcext:value-type="float">
            <text:p>18.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(0.0614*[.A301])-0.073" office:value-type="float" office:value="18.4084" calcext:value-type="float">
            <text:p>18.40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(0.0614*[.A302])-0.073" office:value-type="float" office:value="18.4698" calcext:value-type="float">
            <text:p>18.4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(0.0614*[.A303])-0.073" office:value-type="float" office:value="18.5312" calcext:value-type="float">
            <text:p>18.5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0.0614*[.A304])-0.073" office:value-type="float" office:value="18.5926" calcext:value-type="float">
            <text:p>18.5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(0.0614*[.A305])-0.073" office:value-type="float" office:value="18.654" calcext:value-type="float">
            <text:p>18.6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(0.0614*[.A306])-0.073" office:value-type="float" office:value="18.7154" calcext:value-type="float">
            <text:p>18.7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(0.0614*[.A307])-0.073" office:value-type="float" office:value="18.7768" calcext:value-type="float">
            <text:p>18.7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0.0614*[.A308])-0.073" office:value-type="float" office:value="18.8382" calcext:value-type="float">
            <text:p>18.8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(0.0614*[.A309])-0.073" office:value-type="float" office:value="18.8996" calcext:value-type="float">
            <text:p>18.8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(0.0614*[.A310])-0.073" office:value-type="float" office:value="18.961" calcext:value-type="float">
            <text:p>18.9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(0.0614*[.A311])-0.073" office:value-type="float" office:value="19.0224" calcext:value-type="float">
            <text:p>19.0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0.0614*[.A312])-0.073" office:value-type="float" office:value="19.0838" calcext:value-type="float">
            <text:p>19.08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(0.0614*[.A313])-0.073" office:value-type="float" office:value="19.1452" calcext:value-type="float">
            <text:p>19.14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(0.0614*[.A314])-0.073" office:value-type="float" office:value="19.2066" calcext:value-type="float">
            <text:p>19.2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(0.0614*[.A315])-0.073" office:value-type="float" office:value="19.268" calcext:value-type="float">
            <text:p>19.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0.0614*[.A316])-0.073" office:value-type="float" office:value="19.3294" calcext:value-type="float">
            <text:p>19.3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(0.0614*[.A317])-0.073" office:value-type="float" office:value="19.3908" calcext:value-type="float">
            <text:p>19.39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(0.0614*[.A318])-0.073" office:value-type="float" office:value="19.4522" calcext:value-type="float">
            <text:p>19.4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(0.0614*[.A319])-0.073" office:value-type="float" office:value="19.5136" calcext:value-type="float">
            <text:p>19.5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0.0614*[.A320])-0.073" office:value-type="float" office:value="19.575" calcext:value-type="float">
            <text:p>19.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(0.0614*[.A321])-0.073" office:value-type="float" office:value="19.6364" calcext:value-type="float">
            <text:p>19.6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(0.0614*[.A322])-0.073" office:value-type="float" office:value="19.6978" calcext:value-type="float">
            <text:p>19.6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(0.0614*[.A323])-0.073" office:value-type="float" office:value="19.7592" calcext:value-type="float">
            <text:p>19.7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0.0614*[.A324])-0.073" office:value-type="float" office:value="19.8206" calcext:value-type="float">
            <text:p>19.8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(0.0614*[.A325])-0.073" office:value-type="float" office:value="19.882" calcext:value-type="float">
            <text:p>19.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(0.0614*[.A326])-0.073" office:value-type="float" office:value="19.9434" calcext:value-type="float">
            <text:p>19.9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(0.0614*[.A327])-0.073" office:value-type="float" office:value="20.0048" calcext:value-type="float">
            <text:p>20.0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0.0614*[.A328])-0.073" office:value-type="float" office:value="20.0662" calcext:value-type="float">
            <text:p>20.0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(0.0614*[.A329])-0.073" office:value-type="float" office:value="20.1276" calcext:value-type="float">
            <text:p>20.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(0.0614*[.A330])-0.073" office:value-type="float" office:value="20.189" calcext:value-type="float">
            <text:p>20.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(0.0614*[.A331])-0.073" office:value-type="float" office:value="20.2504" calcext:value-type="float">
            <text:p>20.25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0.0614*[.A332])-0.073" office:value-type="float" office:value="20.3118" calcext:value-type="float">
            <text:p>20.3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(0.0614*[.A333])-0.073" office:value-type="float" office:value="20.3732" calcext:value-type="float">
            <text:p>20.3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(0.0614*[.A334])-0.073" office:value-type="float" office:value="20.4346" calcext:value-type="float">
            <text:p>20.43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(0.0614*[.A335])-0.073" office:value-type="float" office:value="20.496" calcext:value-type="float">
            <text:p>20.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0.0614*[.A336])-0.073" office:value-type="float" office:value="20.5574" calcext:value-type="float">
            <text:p>20.55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(0.0614*[.A337])-0.073" office:value-type="float" office:value="20.6188" calcext:value-type="float">
            <text:p>20.6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(0.0614*[.A338])-0.073" office:value-type="float" office:value="20.6802" calcext:value-type="float">
            <text:p>20.6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(0.0614*[.A339])-0.073" office:value-type="float" office:value="20.7416" calcext:value-type="float">
            <text:p>20.7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0.0614*[.A340])-0.073" office:value-type="float" office:value="20.803" calcext:value-type="float">
            <text:p>20.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(0.0614*[.A341])-0.073" office:value-type="float" office:value="20.8644" calcext:value-type="float">
            <text:p>20.8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(0.0614*[.A342])-0.073" office:value-type="float" office:value="20.9258" calcext:value-type="float">
            <text:p>20.9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(0.0614*[.A343])-0.073" office:value-type="float" office:value="20.9872" calcext:value-type="float">
            <text:p>20.98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0.0614*[.A344])-0.073" office:value-type="float" office:value="21.0486" calcext:value-type="float">
            <text:p>21.048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(0.0614*[.A345])-0.073" office:value-type="float" office:value="21.11" calcext:value-type="float">
            <text:p>21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(0.0614*[.A346])-0.073" office:value-type="float" office:value="21.1714" calcext:value-type="float">
            <text:p>21.1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(0.0614*[.A347])-0.073" office:value-type="float" office:value="21.2328" calcext:value-type="float">
            <text:p>21.2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0.0614*[.A348])-0.073" office:value-type="float" office:value="21.2942" calcext:value-type="float">
            <text:p>21.29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(0.0614*[.A349])-0.073" office:value-type="float" office:value="21.3556" calcext:value-type="float">
            <text:p>21.3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(0.0614*[.A350])-0.073" office:value-type="float" office:value="21.417" calcext:value-type="float">
            <text:p>21.4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(0.0614*[.A351])-0.073" office:value-type="float" office:value="21.4784" calcext:value-type="float">
            <text:p>21.4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(0.0614*[.A352])-0.073" office:value-type="float" office:value="21.5398" calcext:value-type="float">
            <text:p>21.5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(0.0614*[.A353])-0.073" office:value-type="float" office:value="21.6012" calcext:value-type="float">
            <text:p>21.6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(0.0614*[.A354])-0.073" office:value-type="float" office:value="21.6626" calcext:value-type="float">
            <text:p>21.66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(0.0614*[.A355])-0.073" office:value-type="float" office:value="21.724" calcext:value-type="float">
            <text:p>21.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0.0614*[.A356])-0.073" office:value-type="float" office:value="21.7854" calcext:value-type="float">
            <text:p>21.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(0.0614*[.A357])-0.073" office:value-type="float" office:value="21.8468" calcext:value-type="float">
            <text:p>21.8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(0.0614*[.A358])-0.073" office:value-type="float" office:value="21.9082" calcext:value-type="float">
            <text:p>21.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(0.0614*[.A359])-0.073" office:value-type="float" office:value="21.9696" calcext:value-type="float">
            <text:p>21.96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0.0614*[.A360])-0.073" office:value-type="float" office:value="22.031" calcext:value-type="float">
            <text:p>22.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(0.0614*[.A361])-0.073" office:value-type="float" office:value="22.0924" calcext:value-type="float">
            <text:p>22.0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(0.0614*[.A362])-0.073" office:value-type="float" office:value="22.1538" calcext:value-type="float">
            <text:p>22.1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(0.0614*[.A363])-0.073" office:value-type="float" office:value="22.2152" calcext:value-type="float">
            <text:p>22.2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0.0614*[.A364])-0.073" office:value-type="float" office:value="22.2766" calcext:value-type="float">
            <text:p>22.2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(0.0614*[.A365])-0.073" office:value-type="float" office:value="22.338" calcext:value-type="float">
            <text:p>22.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(0.0614*[.A366])-0.073" office:value-type="float" office:value="22.3994" calcext:value-type="float">
            <text:p>22.3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(0.0614*[.A367])-0.073" office:value-type="float" office:value="22.4608" calcext:value-type="float">
            <text:p>22.46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0.0614*[.A368])-0.073" office:value-type="float" office:value="22.5222" calcext:value-type="float">
            <text:p>22.5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(0.0614*[.A369])-0.073" office:value-type="float" office:value="22.5836" calcext:value-type="float">
            <text:p>22.58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(0.0614*[.A370])-0.073" office:value-type="float" office:value="22.645" calcext:value-type="float">
            <text:p>22.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(0.0614*[.A371])-0.073" office:value-type="float" office:value="22.7064" calcext:value-type="float">
            <text:p>22.70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0.0614*[.A372])-0.073" office:value-type="float" office:value="22.7678" calcext:value-type="float">
            <text:p>22.76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(0.0614*[.A373])-0.073" office:value-type="float" office:value="22.8292" calcext:value-type="float">
            <text:p>22.829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(0.0614*[.A374])-0.073" office:value-type="float" office:value="22.8906" calcext:value-type="float">
            <text:p>22.8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(0.0614*[.A375])-0.073" office:value-type="float" office:value="22.952" calcext:value-type="float">
            <text:p>22.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0.0614*[.A376])-0.073" office:value-type="float" office:value="23.0134" calcext:value-type="float">
            <text:p>23.0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(0.0614*[.A377])-0.073" office:value-type="float" office:value="23.0748" calcext:value-type="float">
            <text:p>23.07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(0.0614*[.A378])-0.073" office:value-type="float" office:value="23.1362" calcext:value-type="float">
            <text:p>23.13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(0.0614*[.A379])-0.073" office:value-type="float" office:value="23.1976" calcext:value-type="float">
            <text:p>23.1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0.0614*[.A380])-0.073" office:value-type="float" office:value="23.259" calcext:value-type="float">
            <text:p>23.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(0.0614*[.A381])-0.073" office:value-type="float" office:value="23.3204" calcext:value-type="float">
            <text:p>23.3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(0.0614*[.A382])-0.073" office:value-type="float" office:value="23.3818" calcext:value-type="float">
            <text:p>23.3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(0.0614*[.A383])-0.073" office:value-type="float" office:value="23.4432" calcext:value-type="float">
            <text:p>23.44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0.0614*[.A384])-0.073" office:value-type="float" office:value="23.5046" calcext:value-type="float">
            <text:p>23.50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(0.0614*[.A385])-0.073" office:value-type="float" office:value="23.566" calcext:value-type="float">
            <text:p>23.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(0.0614*[.A386])-0.073" office:value-type="float" office:value="23.6274" calcext:value-type="float">
            <text:p>23.6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(0.0614*[.A387])-0.073" office:value-type="float" office:value="23.6888" calcext:value-type="float">
            <text:p>23.6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0.0614*[.A388])-0.073" office:value-type="float" office:value="23.7502" calcext:value-type="float">
            <text:p>23.7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(0.0614*[.A389])-0.073" office:value-type="float" office:value="23.8116" calcext:value-type="float">
            <text:p>23.8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(0.0614*[.A390])-0.073" office:value-type="float" office:value="23.873" calcext:value-type="float">
            <text:p>23.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(0.0614*[.A391])-0.073" office:value-type="float" office:value="23.9344" calcext:value-type="float">
            <text:p>23.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0.0614*[.A392])-0.073" office:value-type="float" office:value="23.9958" calcext:value-type="float">
            <text:p>23.99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(0.0614*[.A393])-0.073" office:value-type="float" office:value="24.0572" calcext:value-type="float">
            <text:p>24.0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(0.0614*[.A394])-0.073" office:value-type="float" office:value="24.1186" calcext:value-type="float">
            <text:p>24.118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(0.0614*[.A395])-0.073" office:value-type="float" office:value="24.18" calcext:value-type="float">
            <text:p>24.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0.0614*[.A396])-0.073" office:value-type="float" office:value="24.2414" calcext:value-type="float">
            <text:p>24.24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(0.0614*[.A397])-0.073" office:value-type="float" office:value="24.3028" calcext:value-type="float">
            <text:p>24.3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(0.0614*[.A398])-0.073" office:value-type="float" office:value="24.3642" calcext:value-type="float">
            <text:p>24.36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(0.0614*[.A399])-0.073" office:value-type="float" office:value="24.4256" calcext:value-type="float">
            <text:p>24.4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0.0614*[.A400])-0.073" office:value-type="float" office:value="24.487" calcext:value-type="float">
            <text:p>24.48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(0.0614*[.A401])-0.073" office:value-type="float" office:value="24.5484" calcext:value-type="float">
            <text:p>24.5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(0.0614*[.A402])-0.073" office:value-type="float" office:value="24.6098" calcext:value-type="float">
            <text:p>24.60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(0.0614*[.A403])-0.073" office:value-type="float" office:value="24.6712" calcext:value-type="float">
            <text:p>24.6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0.0614*[.A404])-0.073" office:value-type="float" office:value="24.7326" calcext:value-type="float">
            <text:p>24.73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(0.0614*[.A405])-0.073" office:value-type="float" office:value="24.794" calcext:value-type="float">
            <text:p>24.7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(0.0614*[.A406])-0.073" office:value-type="float" office:value="24.8554" calcext:value-type="float">
            <text:p>24.85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(0.0614*[.A407])-0.073" office:value-type="float" office:value="24.9168" calcext:value-type="float">
            <text:p>24.9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0.0614*[.A408])-0.073" office:value-type="float" office:value="24.9782" calcext:value-type="float">
            <text:p>24.97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(0.0614*[.A409])-0.073" office:value-type="float" office:value="25.0396" calcext:value-type="float">
            <text:p>25.0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(0.0614*[.A410])-0.073" office:value-type="float" office:value="25.101" calcext:value-type="float">
            <text:p>25.10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(0.0614*[.A411])-0.073" office:value-type="float" office:value="25.1624" calcext:value-type="float">
            <text:p>25.16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0.0614*[.A412])-0.073" office:value-type="float" office:value="25.2238" calcext:value-type="float">
            <text:p>25.22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(0.0614*[.A413])-0.073" office:value-type="float" office:value="25.2852" calcext:value-type="float">
            <text:p>25.28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(0.0614*[.A414])-0.073" office:value-type="float" office:value="25.3466" calcext:value-type="float">
            <text:p>25.34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(0.0614*[.A415])-0.073" office:value-type="float" office:value="25.408" calcext:value-type="float">
            <text:p>25.4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0.0614*[.A416])-0.073" office:value-type="float" office:value="25.4694" calcext:value-type="float">
            <text:p>25.4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(0.0614*[.A417])-0.073" office:value-type="float" office:value="25.5308" calcext:value-type="float">
            <text:p>25.53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(0.0614*[.A418])-0.073" office:value-type="float" office:value="25.5922" calcext:value-type="float">
            <text:p>25.59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(0.0614*[.A419])-0.073" office:value-type="float" office:value="25.6536" calcext:value-type="float">
            <text:p>25.65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0.0614*[.A420])-0.073" office:value-type="float" office:value="25.715" calcext:value-type="float">
            <text:p>25.7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(0.0614*[.A421])-0.073" office:value-type="float" office:value="25.7764" calcext:value-type="float">
            <text:p>25.77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(0.0614*[.A422])-0.073" office:value-type="float" office:value="25.8378" calcext:value-type="float">
            <text:p>25.837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(0.0614*[.A423])-0.073" office:value-type="float" office:value="25.8992" calcext:value-type="float">
            <text:p>25.899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0.0614*[.A424])-0.073" office:value-type="float" office:value="25.9606" calcext:value-type="float">
            <text:p>25.96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(0.0614*[.A425])-0.073" office:value-type="float" office:value="26.022" calcext:value-type="float">
            <text:p>26.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(0.0614*[.A426])-0.073" office:value-type="float" office:value="26.0834" calcext:value-type="float">
            <text:p>26.08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(0.0614*[.A427])-0.073" office:value-type="float" office:value="26.1448" calcext:value-type="float">
            <text:p>26.14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0.0614*[.A428])-0.073" office:value-type="float" office:value="26.2062" calcext:value-type="float">
            <text:p>26.20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(0.0614*[.A429])-0.073" office:value-type="float" office:value="26.2676" calcext:value-type="float">
            <text:p>26.26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(0.0614*[.A430])-0.073" office:value-type="float" office:value="26.329" calcext:value-type="float">
            <text:p>26.3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(0.0614*[.A431])-0.073" office:value-type="float" office:value="26.3904" calcext:value-type="float">
            <text:p>26.39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0.0614*[.A432])-0.073" office:value-type="float" office:value="26.4518" calcext:value-type="float">
            <text:p>26.45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(0.0614*[.A433])-0.073" office:value-type="float" office:value="26.5132" calcext:value-type="float">
            <text:p>26.51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(0.0614*[.A434])-0.073" office:value-type="float" office:value="26.5746" calcext:value-type="float">
            <text:p>26.57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(0.0614*[.A435])-0.073" office:value-type="float" office:value="26.636" calcext:value-type="float">
            <text:p>26.6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0.0614*[.A436])-0.073" office:value-type="float" office:value="26.6974" calcext:value-type="float">
            <text:p>26.69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(0.0614*[.A437])-0.073" office:value-type="float" office:value="26.7588" calcext:value-type="float">
            <text:p>26.75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(0.0614*[.A438])-0.073" office:value-type="float" office:value="26.8202" calcext:value-type="float">
            <text:p>26.82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(0.0614*[.A439])-0.073" office:value-type="float" office:value="26.8816" calcext:value-type="float">
            <text:p>26.88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0.0614*[.A440])-0.073" office:value-type="float" office:value="26.943" calcext:value-type="float">
            <text:p>26.94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(0.0614*[.A441])-0.073" office:value-type="float" office:value="27.0044" calcext:value-type="float">
            <text:p>27.00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(0.0614*[.A442])-0.073" office:value-type="float" office:value="27.0658" calcext:value-type="float">
            <text:p>27.06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(0.0614*[.A443])-0.073" office:value-type="float" office:value="27.1272" calcext:value-type="float">
            <text:p>27.127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0.0614*[.A444])-0.073" office:value-type="float" office:value="27.1886" calcext:value-type="float">
            <text:p>27.188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(0.0614*[.A445])-0.073" office:value-type="float" office:value="27.25" calcext:value-type="float">
            <text:p>27.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(0.0614*[.A446])-0.073" office:value-type="float" office:value="27.3114" calcext:value-type="float">
            <text:p>27.31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(0.0614*[.A447])-0.073" office:value-type="float" office:value="27.3728" calcext:value-type="float">
            <text:p>27.37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0.0614*[.A448])-0.073" office:value-type="float" office:value="27.4342" calcext:value-type="float">
            <text:p>27.43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(0.0614*[.A449])-0.073" office:value-type="float" office:value="27.4956" calcext:value-type="float">
            <text:p>27.49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0.0614*[.A450])-0.073" office:value-type="float" office:value="27.557" calcext:value-type="float">
            <text:p>27.55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(0.0614*[.A451])-0.073" office:value-type="float" office:value="27.6184" calcext:value-type="float">
            <text:p>27.61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(0.0614*[.A452])-0.073" office:value-type="float" office:value="27.6798" calcext:value-type="float">
            <text:p>27.67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(0.0614*[.A453])-0.073" office:value-type="float" office:value="27.7412" calcext:value-type="float">
            <text:p>27.74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(0.0614*[.A454])-0.073" office:value-type="float" office:value="27.8026" calcext:value-type="float">
            <text:p>27.80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(0.0614*[.A455])-0.073" office:value-type="float" office:value="27.864" calcext:value-type="float">
            <text:p>27.8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(0.0614*[.A456])-0.073" office:value-type="float" office:value="27.9254" calcext:value-type="float">
            <text:p>27.92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(0.0614*[.A457])-0.073" office:value-type="float" office:value="27.9868" calcext:value-type="float">
            <text:p>27.98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(0.0614*[.A458])-0.073" office:value-type="float" office:value="28.0482" calcext:value-type="float">
            <text:p>28.04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(0.0614*[.A459])-0.073" office:value-type="float" office:value="28.1096" calcext:value-type="float">
            <text:p>28.10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0.0614*[.A460])-0.073" office:value-type="float" office:value="28.171" calcext:value-type="float">
            <text:p>28.17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(0.0614*[.A461])-0.073" office:value-type="float" office:value="28.2324" calcext:value-type="float">
            <text:p>28.23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(0.0614*[.A462])-0.073" office:value-type="float" office:value="28.2938" calcext:value-type="float">
            <text:p>28.29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(0.0614*[.A463])-0.073" office:value-type="float" office:value="28.3552" calcext:value-type="float">
            <text:p>28.35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(0.0614*[.A464])-0.073" office:value-type="float" office:value="28.4166" calcext:value-type="float">
            <text:p>28.41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(0.0614*[.A465])-0.073" office:value-type="float" office:value="28.478" calcext:value-type="float">
            <text:p>28.4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(0.0614*[.A466])-0.073" office:value-type="float" office:value="28.5394" calcext:value-type="float">
            <text:p>28.53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(0.0614*[.A467])-0.073" office:value-type="float" office:value="28.6008" calcext:value-type="float">
            <text:p>28.60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0.0614*[.A468])-0.073" office:value-type="float" office:value="28.6622" calcext:value-type="float">
            <text:p>28.66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(0.0614*[.A469])-0.073" office:value-type="float" office:value="28.7236" calcext:value-type="float">
            <text:p>28.72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(0.0614*[.A470])-0.073" office:value-type="float" office:value="28.785" calcext:value-type="float">
            <text:p>28.78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(0.0614*[.A471])-0.073" office:value-type="float" office:value="28.8464" calcext:value-type="float">
            <text:p>28.84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0.0614*[.A472])-0.073" office:value-type="float" office:value="28.9078" calcext:value-type="float">
            <text:p>28.90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(0.0614*[.A473])-0.073" office:value-type="float" office:value="28.9692" calcext:value-type="float">
            <text:p>28.969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(0.0614*[.A474])-0.073" office:value-type="float" office:value="29.0306" calcext:value-type="float">
            <text:p>29.03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(0.0614*[.A475])-0.073" office:value-type="float" office:value="29.092" calcext:value-type="float">
            <text:p>29.09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0.0614*[.A476])-0.073" office:value-type="float" office:value="29.1534" calcext:value-type="float">
            <text:p>29.15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(0.0614*[.A477])-0.073" office:value-type="float" office:value="29.2148" calcext:value-type="float">
            <text:p>29.21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(0.0614*[.A478])-0.073" office:value-type="float" office:value="29.2762" calcext:value-type="float">
            <text:p>29.2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(0.0614*[.A479])-0.073" office:value-type="float" office:value="29.3376" calcext:value-type="float">
            <text:p>29.33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0.0614*[.A480])-0.073" office:value-type="float" office:value="29.399" calcext:value-type="float">
            <text:p>29.39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(0.0614*[.A481])-0.073" office:value-type="float" office:value="29.4604" calcext:value-type="float">
            <text:p>29.46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(0.0614*[.A482])-0.073" office:value-type="float" office:value="29.5218" calcext:value-type="float">
            <text:p>29.52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(0.0614*[.A483])-0.073" office:value-type="float" office:value="29.5832" calcext:value-type="float">
            <text:p>29.58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0.0614*[.A484])-0.073" office:value-type="float" office:value="29.6446" calcext:value-type="float">
            <text:p>29.64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(0.0614*[.A485])-0.073" office:value-type="float" office:value="29.706" calcext:value-type="float">
            <text:p>29.7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(0.0614*[.A486])-0.073" office:value-type="float" office:value="29.7674" calcext:value-type="float">
            <text:p>29.76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(0.0614*[.A487])-0.073" office:value-type="float" office:value="29.8288" calcext:value-type="float">
            <text:p>29.82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0.0614*[.A488])-0.073" office:value-type="float" office:value="29.8902" calcext:value-type="float">
            <text:p>29.89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(0.0614*[.A489])-0.073" office:value-type="float" office:value="29.9516" calcext:value-type="float">
            <text:p>29.95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(0.0614*[.A490])-0.073" office:value-type="float" office:value="30.013" calcext:value-type="float">
            <text:p>30.0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(0.0614*[.A491])-0.073" office:value-type="float" office:value="30.0744" calcext:value-type="float">
            <text:p>30.07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0.0614*[.A492])-0.073" office:value-type="float" office:value="30.1358" calcext:value-type="float">
            <text:p>30.13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(0.0614*[.A493])-0.073" office:value-type="float" office:value="30.1972" calcext:value-type="float">
            <text:p>30.197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(0.0614*[.A494])-0.073" office:value-type="float" office:value="30.2586" calcext:value-type="float">
            <text:p>30.258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(0.0614*[.A495])-0.073" office:value-type="float" office:value="30.32" calcext:value-type="float">
            <text:p>30.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(0.0614*[.A496])-0.073" office:value-type="float" office:value="30.3814" calcext:value-type="float">
            <text:p>30.38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(0.0614*[.A497])-0.073" office:value-type="float" office:value="30.4428" calcext:value-type="float">
            <text:p>30.44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(0.0614*[.A498])-0.073" office:value-type="float" office:value="30.5042" calcext:value-type="float">
            <text:p>30.50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(0.0614*[.A499])-0.073" office:value-type="float" office:value="30.5656" calcext:value-type="float">
            <text:p>30.56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0.0614*[.A500])-0.073" office:value-type="float" office:value="30.627" calcext:value-type="float">
            <text:p>30.6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(0.0614*[.A501])-0.073" office:value-type="float" office:value="30.6884" calcext:value-type="float">
            <text:p>30.68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(0.0614*[.A502])-0.073" office:value-type="float" office:value="30.7498" calcext:value-type="float">
            <text:p>30.74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(0.0614*[.A503])-0.073" office:value-type="float" office:value="30.8112" calcext:value-type="float">
            <text:p>30.81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(0.0614*[.A504])-0.073" office:value-type="float" office:value="30.8726" calcext:value-type="float">
            <text:p>30.87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(0.0614*[.A505])-0.073" office:value-type="float" office:value="30.934" calcext:value-type="float">
            <text:p>30.9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(0.0614*[.A506])-0.073" office:value-type="float" office:value="30.9954" calcext:value-type="float">
            <text:p>30.99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(0.0614*[.A507])-0.073" office:value-type="float" office:value="31.0568" calcext:value-type="float">
            <text:p>31.05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(0.0614*[.A508])-0.073" office:value-type="float" office:value="31.1182" calcext:value-type="float">
            <text:p>31.11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(0.0614*[.A509])-0.073" office:value-type="float" office:value="31.1796" calcext:value-type="float">
            <text:p>31.17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(0.0614*[.A510])-0.073" office:value-type="float" office:value="31.241" calcext:value-type="float">
            <text:p>31.24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(0.0614*[.A511])-0.073" office:value-type="float" office:value="31.3024" calcext:value-type="float">
            <text:p>31.30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0.0614*[.A512])-0.073" office:value-type="float" office:value="31.3638" calcext:value-type="float">
            <text:p>31.36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(0.0614*[.A513])-0.073" office:value-type="float" office:value="31.4252" calcext:value-type="float">
            <text:p>31.42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(0.0614*[.A514])-0.073" office:value-type="float" office:value="31.4866" calcext:value-type="float">
            <text:p>31.48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(0.0614*[.A515])-0.073" office:value-type="float" office:value="31.548" calcext:value-type="float">
            <text:p>31.5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(0.0614*[.A516])-0.073" office:value-type="float" office:value="31.6094" calcext:value-type="float">
            <text:p>31.60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(0.0614*[.A517])-0.073" office:value-type="float" office:value="31.6708" calcext:value-type="float">
            <text:p>31.67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(0.0614*[.A518])-0.073" office:value-type="float" office:value="31.7322" calcext:value-type="float">
            <text:p>31.73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(0.0614*[.A519])-0.073" office:value-type="float" office:value="31.7936" calcext:value-type="float">
            <text:p>31.79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0.0614*[.A520])-0.073" office:value-type="float" office:value="31.855" calcext:value-type="float">
            <text:p>31.85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(0.0614*[.A521])-0.073" office:value-type="float" office:value="31.9164" calcext:value-type="float">
            <text:p>31.91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(0.0614*[.A522])-0.073" office:value-type="float" office:value="31.9778" calcext:value-type="float">
            <text:p>31.97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(0.0614*[.A523])-0.073" office:value-type="float" office:value="32.0392" calcext:value-type="float">
            <text:p>32.039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(0.0614*[.A524])-0.073" office:value-type="float" office:value="32.1006" calcext:value-type="float">
            <text:p>32.10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(0.0614*[.A525])-0.073" office:value-type="float" office:value="32.162" calcext:value-type="float">
            <text:p>32.1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(0.0614*[.A526])-0.073" office:value-type="float" office:value="32.2234" calcext:value-type="float">
            <text:p>32.22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(0.0614*[.A527])-0.073" office:value-type="float" office:value="32.2848" calcext:value-type="float">
            <text:p>32.28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0.0614*[.A528])-0.073" office:value-type="float" office:value="32.3462" calcext:value-type="float">
            <text:p>32.34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(0.0614*[.A529])-0.073" office:value-type="float" office:value="32.4076" calcext:value-type="float">
            <text:p>32.40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(0.0614*[.A530])-0.073" office:value-type="float" office:value="32.469" calcext:value-type="float">
            <text:p>32.46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(0.0614*[.A531])-0.073" office:value-type="float" office:value="32.5304" calcext:value-type="float">
            <text:p>32.53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0.0614*[.A532])-0.073" office:value-type="float" office:value="32.5918" calcext:value-type="float">
            <text:p>32.59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(0.0614*[.A533])-0.073" office:value-type="float" office:value="32.6532" calcext:value-type="float">
            <text:p>32.65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(0.0614*[.A534])-0.073" office:value-type="float" office:value="32.7146" calcext:value-type="float">
            <text:p>32.71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(0.0614*[.A535])-0.073" office:value-type="float" office:value="32.776" calcext:value-type="float">
            <text:p>32.7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0.0614*[.A536])-0.073" office:value-type="float" office:value="32.8374" calcext:value-type="float">
            <text:p>32.83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(0.0614*[.A537])-0.073" office:value-type="float" office:value="32.8988" calcext:value-type="float">
            <text:p>32.89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(0.0614*[.A538])-0.073" office:value-type="float" office:value="32.9602" calcext:value-type="float">
            <text:p>32.96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(0.0614*[.A539])-0.073" office:value-type="float" office:value="33.0216" calcext:value-type="float">
            <text:p>33.02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0.0614*[.A540])-0.073" office:value-type="float" office:value="33.083" calcext:value-type="float">
            <text:p>33.08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(0.0614*[.A541])-0.073" office:value-type="float" office:value="33.1444" calcext:value-type="float">
            <text:p>33.14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(0.0614*[.A542])-0.073" office:value-type="float" office:value="33.2058" calcext:value-type="float">
            <text:p>33.20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(0.0614*[.A543])-0.073" office:value-type="float" office:value="33.2672" calcext:value-type="float">
            <text:p>33.267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0.0614*[.A544])-0.073" office:value-type="float" office:value="33.3286" calcext:value-type="float">
            <text:p>33.328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(0.0614*[.A545])-0.073" office:value-type="float" office:value="33.39" calcext:value-type="float">
            <text:p>33.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(0.0614*[.A546])-0.073" office:value-type="float" office:value="33.4514" calcext:value-type="float">
            <text:p>33.45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(0.0614*[.A547])-0.073" office:value-type="float" office:value="33.5128" calcext:value-type="float">
            <text:p>33.51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0.0614*[.A548])-0.073" office:value-type="float" office:value="33.5742" calcext:value-type="float">
            <text:p>33.57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(0.0614*[.A549])-0.073" office:value-type="float" office:value="33.6356" calcext:value-type="float">
            <text:p>33.63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(0.0614*[.A550])-0.073" office:value-type="float" office:value="33.697" calcext:value-type="float">
            <text:p>33.69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(0.0614*[.A551])-0.073" office:value-type="float" office:value="33.7584" calcext:value-type="float">
            <text:p>33.75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0.0614*[.A552])-0.073" office:value-type="float" office:value="33.8198" calcext:value-type="float">
            <text:p>33.81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(0.0614*[.A553])-0.073" office:value-type="float" office:value="33.8812" calcext:value-type="float">
            <text:p>33.88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(0.0614*[.A554])-0.073" office:value-type="float" office:value="33.9426" calcext:value-type="float">
            <text:p>33.94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(0.0614*[.A555])-0.073" office:value-type="float" office:value="34.004" calcext:value-type="float">
            <text:p>34.0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0.0614*[.A556])-0.073" office:value-type="float" office:value="34.0654" calcext:value-type="float">
            <text:p>34.06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(0.0614*[.A557])-0.073" office:value-type="float" office:value="34.1268" calcext:value-type="float">
            <text:p>34.12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(0.0614*[.A558])-0.073" office:value-type="float" office:value="34.1882" calcext:value-type="float">
            <text:p>34.18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(0.0614*[.A559])-0.073" office:value-type="float" office:value="34.2496" calcext:value-type="float">
            <text:p>34.24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0.0614*[.A560])-0.073" office:value-type="float" office:value="34.311" calcext:value-type="float">
            <text:p>34.31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(0.0614*[.A561])-0.073" office:value-type="float" office:value="34.3724" calcext:value-type="float">
            <text:p>34.37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(0.0614*[.A562])-0.073" office:value-type="float" office:value="34.4338" calcext:value-type="float">
            <text:p>34.43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(0.0614*[.A563])-0.073" office:value-type="float" office:value="34.4952" calcext:value-type="float">
            <text:p>34.49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0.0614*[.A564])-0.073" office:value-type="float" office:value="34.5566" calcext:value-type="float">
            <text:p>34.55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(0.0614*[.A565])-0.073" office:value-type="float" office:value="34.618" calcext:value-type="float">
            <text:p>34.6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(0.0614*[.A566])-0.073" office:value-type="float" office:value="34.6794" calcext:value-type="float">
            <text:p>34.67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(0.0614*[.A567])-0.073" office:value-type="float" office:value="34.7408" calcext:value-type="float">
            <text:p>34.74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0.0614*[.A568])-0.073" office:value-type="float" office:value="34.8022" calcext:value-type="float">
            <text:p>34.80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(0.0614*[.A569])-0.073" office:value-type="float" office:value="34.8636" calcext:value-type="float">
            <text:p>34.86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(0.0614*[.A570])-0.073" office:value-type="float" office:value="34.925" calcext:value-type="float">
            <text:p>34.92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(0.0614*[.A571])-0.073" office:value-type="float" office:value="34.9864" calcext:value-type="float">
            <text:p>34.98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0.0614*[.A572])-0.073" office:value-type="float" office:value="35.0478" calcext:value-type="float">
            <text:p>35.04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(0.0614*[.A573])-0.073" office:value-type="float" office:value="35.1092" calcext:value-type="float">
            <text:p>35.109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(0.0614*[.A574])-0.073" office:value-type="float" office:value="35.1706" calcext:value-type="float">
            <text:p>35.17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(0.0614*[.A575])-0.073" office:value-type="float" office:value="35.232" calcext:value-type="float">
            <text:p>35.2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0.0614*[.A576])-0.073" office:value-type="float" office:value="35.2934" calcext:value-type="float">
            <text:p>35.29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(0.0614*[.A577])-0.073" office:value-type="float" office:value="35.3548" calcext:value-type="float">
            <text:p>35.35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(0.0614*[.A578])-0.073" office:value-type="float" office:value="35.4162" calcext:value-type="float">
            <text:p>35.41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(0.0614*[.A579])-0.073" office:value-type="float" office:value="35.4776" calcext:value-type="float">
            <text:p>35.47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0.0614*[.A580])-0.073" office:value-type="float" office:value="35.539" calcext:value-type="float">
            <text:p>35.53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(0.0614*[.A581])-0.073" office:value-type="float" office:value="35.6004" calcext:value-type="float">
            <text:p>35.60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(0.0614*[.A582])-0.073" office:value-type="float" office:value="35.6618" calcext:value-type="float">
            <text:p>35.66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(0.0614*[.A583])-0.073" office:value-type="float" office:value="35.7232" calcext:value-type="float">
            <text:p>35.72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(0.0614*[.A584])-0.073" office:value-type="float" office:value="35.7846" calcext:value-type="float">
            <text:p>35.78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(0.0614*[.A585])-0.073" office:value-type="float" office:value="35.846" calcext:value-type="float">
            <text:p>35.8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(0.0614*[.A586])-0.073" office:value-type="float" office:value="35.9074" calcext:value-type="float">
            <text:p>35.90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(0.0614*[.A587])-0.073" office:value-type="float" office:value="35.9688" calcext:value-type="float">
            <text:p>35.96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(0.0614*[.A588])-0.073" office:value-type="float" office:value="36.0302" calcext:value-type="float">
            <text:p>36.03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(0.0614*[.A589])-0.073" office:value-type="float" office:value="36.0916" calcext:value-type="float">
            <text:p>36.09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(0.0614*[.A590])-0.073" office:value-type="float" office:value="36.153" calcext:value-type="float">
            <text:p>36.1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(0.0614*[.A591])-0.073" office:value-type="float" office:value="36.2144" calcext:value-type="float">
            <text:p>36.21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(0.0614*[.A592])-0.073" office:value-type="float" office:value="36.2758" calcext:value-type="float">
            <text:p>36.27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(0.0614*[.A593])-0.073" office:value-type="float" office:value="36.3372" calcext:value-type="float">
            <text:p>36.337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(0.0614*[.A594])-0.073" office:value-type="float" office:value="36.3986" calcext:value-type="float">
            <text:p>36.398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(0.0614*[.A595])-0.073" office:value-type="float" office:value="36.46" calcext:value-type="float">
            <text:p>36.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(0.0614*[.A596])-0.073" office:value-type="float" office:value="36.5214" calcext:value-type="float">
            <text:p>36.52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(0.0614*[.A597])-0.073" office:value-type="float" office:value="36.5828" calcext:value-type="float">
            <text:p>36.58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(0.0614*[.A598])-0.073" office:value-type="float" office:value="36.6442" calcext:value-type="float">
            <text:p>36.64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(0.0614*[.A599])-0.073" office:value-type="float" office:value="36.7056" calcext:value-type="float">
            <text:p>36.70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0.0614*[.A600])-0.073" office:value-type="float" office:value="36.767" calcext:value-type="float">
            <text:p>36.76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(0.0614*[.A601])-0.073" office:value-type="float" office:value="36.8284" calcext:value-type="float">
            <text:p>36.82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(0.0614*[.A602])-0.073" office:value-type="float" office:value="36.8898" calcext:value-type="float">
            <text:p>36.88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(0.0614*[.A603])-0.073" office:value-type="float" office:value="36.9512" calcext:value-type="float">
            <text:p>36.95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0.0614*[.A604])-0.073" office:value-type="float" office:value="37.0126" calcext:value-type="float">
            <text:p>37.01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(0.0614*[.A605])-0.073" office:value-type="float" office:value="37.074" calcext:value-type="float">
            <text:p>37.0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(0.0614*[.A606])-0.073" office:value-type="float" office:value="37.1354" calcext:value-type="float">
            <text:p>37.13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(0.0614*[.A607])-0.073" office:value-type="float" office:value="37.1968" calcext:value-type="float">
            <text:p>37.19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0.0614*[.A608])-0.073" office:value-type="float" office:value="37.2582" calcext:value-type="float">
            <text:p>37.25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(0.0614*[.A609])-0.073" office:value-type="float" office:value="37.3196" calcext:value-type="float">
            <text:p>37.31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(0.0614*[.A610])-0.073" office:value-type="float" office:value="37.381" calcext:value-type="float">
            <text:p>37.38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(0.0614*[.A611])-0.073" office:value-type="float" office:value="37.4424" calcext:value-type="float">
            <text:p>37.44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0.0614*[.A612])-0.073" office:value-type="float" office:value="37.5038" calcext:value-type="float">
            <text:p>37.50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(0.0614*[.A613])-0.073" office:value-type="float" office:value="37.5652" calcext:value-type="float">
            <text:p>37.56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(0.0614*[.A614])-0.073" office:value-type="float" office:value="37.6266" calcext:value-type="float">
            <text:p>37.62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(0.0614*[.A615])-0.073" office:value-type="float" office:value="37.688" calcext:value-type="float">
            <text:p>37.6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(0.0614*[.A616])-0.073" office:value-type="float" office:value="37.7494" calcext:value-type="float">
            <text:p>37.74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(0.0614*[.A617])-0.073" office:value-type="float" office:value="37.8108" calcext:value-type="float">
            <text:p>37.81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(0.0614*[.A618])-0.073" office:value-type="float" office:value="37.8722" calcext:value-type="float">
            <text:p>37.87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(0.0614*[.A619])-0.073" office:value-type="float" office:value="37.9336" calcext:value-type="float">
            <text:p>37.93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0.0614*[.A620])-0.073" office:value-type="float" office:value="37.995" calcext:value-type="float">
            <text:p>37.99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(0.0614*[.A621])-0.073" office:value-type="float" office:value="38.0564" calcext:value-type="float">
            <text:p>38.05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(0.0614*[.A622])-0.073" office:value-type="float" office:value="38.1178" calcext:value-type="float">
            <text:p>38.11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(0.0614*[.A623])-0.073" office:value-type="float" office:value="38.1792" calcext:value-type="float">
            <text:p>38.179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(0.0614*[.A624])-0.073" office:value-type="float" office:value="38.2406" calcext:value-type="float">
            <text:p>38.24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(0.0614*[.A625])-0.073" office:value-type="float" office:value="38.302" calcext:value-type="float">
            <text:p>38.3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(0.0614*[.A626])-0.073" office:value-type="float" office:value="38.3634" calcext:value-type="float">
            <text:p>38.36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(0.0614*[.A627])-0.073" office:value-type="float" office:value="38.4248" calcext:value-type="float">
            <text:p>38.42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0.0614*[.A628])-0.073" office:value-type="float" office:value="38.4862" calcext:value-type="float">
            <text:p>38.48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(0.0614*[.A629])-0.073" office:value-type="float" office:value="38.5476" calcext:value-type="float">
            <text:p>38.54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(0.0614*[.A630])-0.073" office:value-type="float" office:value="38.609" calcext:value-type="float">
            <text:p>38.60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(0.0614*[.A631])-0.073" office:value-type="float" office:value="38.6704" calcext:value-type="float">
            <text:p>38.67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(0.0614*[.A632])-0.073" office:value-type="float" office:value="38.7318" calcext:value-type="float">
            <text:p>38.73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(0.0614*[.A633])-0.073" office:value-type="float" office:value="38.7932" calcext:value-type="float">
            <text:p>38.79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(0.0614*[.A634])-0.073" office:value-type="float" office:value="38.8546" calcext:value-type="float">
            <text:p>38.85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(0.0614*[.A635])-0.073" office:value-type="float" office:value="38.916" calcext:value-type="float">
            <text:p>38.9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(0.0614*[.A636])-0.073" office:value-type="float" office:value="38.9774" calcext:value-type="float">
            <text:p>38.97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(0.0614*[.A637])-0.073" office:value-type="float" office:value="39.0388" calcext:value-type="float">
            <text:p>39.03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(0.0614*[.A638])-0.073" office:value-type="float" office:value="39.1002" calcext:value-type="float">
            <text:p>39.10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(0.0614*[.A639])-0.073" office:value-type="float" office:value="39.1616" calcext:value-type="float">
            <text:p>39.16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0.0614*[.A640])-0.073" office:value-type="float" office:value="39.223" calcext:value-type="float">
            <text:p>39.22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(0.0614*[.A641])-0.073" office:value-type="float" office:value="39.2844" calcext:value-type="float">
            <text:p>39.28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(0.0614*[.A642])-0.073" office:value-type="float" office:value="39.3458" calcext:value-type="float">
            <text:p>39.34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(0.0614*[.A643])-0.073" office:value-type="float" office:value="39.4072" calcext:value-type="float">
            <text:p>39.407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(0.0614*[.A644])-0.073" office:value-type="float" office:value="39.4686" calcext:value-type="float">
            <text:p>39.468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(0.0614*[.A645])-0.073" office:value-type="float" office:value="39.53" calcext:value-type="float">
            <text:p>39.5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(0.0614*[.A646])-0.073" office:value-type="float" office:value="39.5914" calcext:value-type="float">
            <text:p>39.59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(0.0614*[.A647])-0.073" office:value-type="float" office:value="39.6528" calcext:value-type="float">
            <text:p>39.65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(0.0614*[.A648])-0.073" office:value-type="float" office:value="39.7142" calcext:value-type="float">
            <text:p>39.71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(0.0614*[.A649])-0.073" office:value-type="float" office:value="39.7756" calcext:value-type="float">
            <text:p>39.77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(0.0614*[.A650])-0.073" office:value-type="float" office:value="39.837" calcext:value-type="float">
            <text:p>39.83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(0.0614*[.A651])-0.073" office:value-type="float" office:value="39.8984" calcext:value-type="float">
            <text:p>39.89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(0.0614*[.A652])-0.073" office:value-type="float" office:value="39.9598" calcext:value-type="float">
            <text:p>39.95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(0.0614*[.A653])-0.073" office:value-type="float" office:value="40.0212" calcext:value-type="float">
            <text:p>40.02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(0.0614*[.A654])-0.073" office:value-type="float" office:value="40.0826" calcext:value-type="float">
            <text:p>40.08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(0.0614*[.A655])-0.073" office:value-type="float" office:value="40.144" calcext:value-type="float">
            <text:p>40.1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(0.0614*[.A656])-0.073" office:value-type="float" office:value="40.2054" calcext:value-type="float">
            <text:p>40.20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(0.0614*[.A657])-0.073" office:value-type="float" office:value="40.2668" calcext:value-type="float">
            <text:p>40.26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(0.0614*[.A658])-0.073" office:value-type="float" office:value="40.3282" calcext:value-type="float">
            <text:p>40.32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(0.0614*[.A659])-0.073" office:value-type="float" office:value="40.3896" calcext:value-type="float">
            <text:p>40.38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0.0614*[.A660])-0.073" office:value-type="float" office:value="40.451" calcext:value-type="float">
            <text:p>40.45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(0.0614*[.A661])-0.073" office:value-type="float" office:value="40.5124" calcext:value-type="float">
            <text:p>40.51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(0.0614*[.A662])-0.073" office:value-type="float" office:value="40.5738" calcext:value-type="float">
            <text:p>40.57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(0.0614*[.A663])-0.073" office:value-type="float" office:value="40.6352" calcext:value-type="float">
            <text:p>40.63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(0.0614*[.A664])-0.073" office:value-type="float" office:value="40.6966" calcext:value-type="float">
            <text:p>40.69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(0.0614*[.A665])-0.073" office:value-type="float" office:value="40.758" calcext:value-type="float">
            <text:p>40.7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(0.0614*[.A666])-0.073" office:value-type="float" office:value="40.8194" calcext:value-type="float">
            <text:p>40.81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(0.0614*[.A667])-0.073" office:value-type="float" office:value="40.8808" calcext:value-type="float">
            <text:p>40.88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(0.0614*[.A668])-0.073" office:value-type="float" office:value="40.9422" calcext:value-type="float">
            <text:p>40.94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(0.0614*[.A669])-0.073" office:value-type="float" office:value="41.0036" calcext:value-type="float">
            <text:p>41.00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(0.0614*[.A670])-0.073" office:value-type="float" office:value="41.065" calcext:value-type="float">
            <text:p>41.06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(0.0614*[.A671])-0.073" office:value-type="float" office:value="41.1264" calcext:value-type="float">
            <text:p>41.12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0.0614*[.A672])-0.073" office:value-type="float" office:value="41.1878" calcext:value-type="float">
            <text:p>41.18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(0.0614*[.A673])-0.073" office:value-type="float" office:value="41.2492" calcext:value-type="float">
            <text:p>41.249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(0.0614*[.A674])-0.073" office:value-type="float" office:value="41.3106" calcext:value-type="float">
            <text:p>41.31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(0.0614*[.A675])-0.073" office:value-type="float" office:value="41.372" calcext:value-type="float">
            <text:p>41.37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(0.0614*[.A676])-0.073" office:value-type="float" office:value="41.4334" calcext:value-type="float">
            <text:p>41.43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(0.0614*[.A677])-0.073" office:value-type="float" office:value="41.4948" calcext:value-type="float">
            <text:p>41.49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(0.0614*[.A678])-0.073" office:value-type="float" office:value="41.5562" calcext:value-type="float">
            <text:p>41.55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(0.0614*[.A679])-0.073" office:value-type="float" office:value="41.6176" calcext:value-type="float">
            <text:p>41.61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0.0614*[.A680])-0.073" office:value-type="float" office:value="41.679" calcext:value-type="float">
            <text:p>41.67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(0.0614*[.A681])-0.073" office:value-type="float" office:value="41.7404" calcext:value-type="float">
            <text:p>41.74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(0.0614*[.A682])-0.073" office:value-type="float" office:value="41.8018" calcext:value-type="float">
            <text:p>41.80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(0.0614*[.A683])-0.073" office:value-type="float" office:value="41.8632" calcext:value-type="float">
            <text:p>41.86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(0.0614*[.A684])-0.073" office:value-type="float" office:value="41.9246" calcext:value-type="float">
            <text:p>41.92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(0.0614*[.A685])-0.073" office:value-type="float" office:value="41.986" calcext:value-type="float">
            <text:p>41.98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(0.0614*[.A686])-0.073" office:value-type="float" office:value="42.0474" calcext:value-type="float">
            <text:p>42.04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(0.0614*[.A687])-0.073" office:value-type="float" office:value="42.1088" calcext:value-type="float">
            <text:p>42.10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(0.0614*[.A688])-0.073" office:value-type="float" office:value="42.1702" calcext:value-type="float">
            <text:p>42.17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(0.0614*[.A689])-0.073" office:value-type="float" office:value="42.2316" calcext:value-type="float">
            <text:p>42.23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(0.0614*[.A690])-0.073" office:value-type="float" office:value="42.293" calcext:value-type="float">
            <text:p>42.29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(0.0614*[.A691])-0.073" office:value-type="float" office:value="42.3544" calcext:value-type="float">
            <text:p>42.35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(0.0614*[.A692])-0.073" office:value-type="float" office:value="42.4158" calcext:value-type="float">
            <text:p>42.41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(0.0614*[.A693])-0.073" office:value-type="float" office:value="42.4772" calcext:value-type="float">
            <text:p>42.477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(0.0614*[.A694])-0.073" office:value-type="float" office:value="42.5386" calcext:value-type="float">
            <text:p>42.538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(0.0614*[.A695])-0.073" office:value-type="float" office:value="42.6" calcext:value-type="float">
            <text:p>42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(0.0614*[.A696])-0.073" office:value-type="float" office:value="42.6614" calcext:value-type="float">
            <text:p>42.66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(0.0614*[.A697])-0.073" office:value-type="float" office:value="42.7228" calcext:value-type="float">
            <text:p>42.72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(0.0614*[.A698])-0.073" office:value-type="float" office:value="42.7842" calcext:value-type="float">
            <text:p>42.78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(0.0614*[.A699])-0.073" office:value-type="float" office:value="42.8456" calcext:value-type="float">
            <text:p>42.84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0.0614*[.A700])-0.073" office:value-type="float" office:value="42.907" calcext:value-type="float">
            <text:p>42.9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(0.0614*[.A701])-0.073" office:value-type="float" office:value="42.9684" calcext:value-type="float">
            <text:p>42.96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(0.0614*[.A702])-0.073" office:value-type="float" office:value="43.0298" calcext:value-type="float">
            <text:p>43.02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(0.0614*[.A703])-0.073" office:value-type="float" office:value="43.0912" calcext:value-type="float">
            <text:p>43.09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0.0614*[.A704])-0.073" office:value-type="float" office:value="43.1526" calcext:value-type="float">
            <text:p>43.15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(0.0614*[.A705])-0.073" office:value-type="float" office:value="43.214" calcext:value-type="float">
            <text:p>43.2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(0.0614*[.A706])-0.073" office:value-type="float" office:value="43.2754" calcext:value-type="float">
            <text:p>43.27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(0.0614*[.A707])-0.073" office:value-type="float" office:value="43.3368" calcext:value-type="float">
            <text:p>43.33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(0.0614*[.A708])-0.073" office:value-type="float" office:value="43.3982" calcext:value-type="float">
            <text:p>43.39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(0.0614*[.A709])-0.073" office:value-type="float" office:value="43.4596" calcext:value-type="float">
            <text:p>43.45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(0.0614*[.A710])-0.073" office:value-type="float" office:value="43.521" calcext:value-type="float">
            <text:p>43.52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(0.0614*[.A711])-0.073" office:value-type="float" office:value="43.5824" calcext:value-type="float">
            <text:p>43.58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(0.0614*[.A712])-0.073" office:value-type="float" office:value="43.6438" calcext:value-type="float">
            <text:p>43.64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(0.0614*[.A713])-0.073" office:value-type="float" office:value="43.7052" calcext:value-type="float">
            <text:p>43.70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(0.0614*[.A714])-0.073" office:value-type="float" office:value="43.7666" calcext:value-type="float">
            <text:p>43.76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(0.0614*[.A715])-0.073" office:value-type="float" office:value="43.828" calcext:value-type="float">
            <text:p>43.8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(0.0614*[.A716])-0.073" office:value-type="float" office:value="43.8894" calcext:value-type="float">
            <text:p>43.88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(0.0614*[.A717])-0.073" office:value-type="float" office:value="43.9508" calcext:value-type="float">
            <text:p>43.95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(0.0614*[.A718])-0.073" office:value-type="float" office:value="44.0122" calcext:value-type="float">
            <text:p>44.01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(0.0614*[.A719])-0.073" office:value-type="float" office:value="44.0736" calcext:value-type="float">
            <text:p>44.07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0.0614*[.A720])-0.073" office:value-type="float" office:value="44.135" calcext:value-type="float">
            <text:p>44.13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(0.0614*[.A721])-0.073" office:value-type="float" office:value="44.1964" calcext:value-type="float">
            <text:p>44.19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(0.0614*[.A722])-0.073" office:value-type="float" office:value="44.2578" calcext:value-type="float">
            <text:p>44.25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(0.0614*[.A723])-0.073" office:value-type="float" office:value="44.3192" calcext:value-type="float">
            <text:p>44.319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(0.0614*[.A724])-0.073" office:value-type="float" office:value="44.3806" calcext:value-type="float">
            <text:p>44.38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(0.0614*[.A725])-0.073" office:value-type="float" office:value="44.442" calcext:value-type="float">
            <text:p>44.4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(0.0614*[.A726])-0.073" office:value-type="float" office:value="44.5034" calcext:value-type="float">
            <text:p>44.50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(0.0614*[.A727])-0.073" office:value-type="float" office:value="44.5648" calcext:value-type="float">
            <text:p>44.56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(0.0614*[.A728])-0.073" office:value-type="float" office:value="44.6262" calcext:value-type="float">
            <text:p>44.62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(0.0614*[.A729])-0.073" office:value-type="float" office:value="44.6876" calcext:value-type="float">
            <text:p>44.68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(0.0614*[.A730])-0.073" office:value-type="float" office:value="44.749" calcext:value-type="float">
            <text:p>44.74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(0.0614*[.A731])-0.073" office:value-type="float" office:value="44.8104" calcext:value-type="float">
            <text:p>44.81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(0.0614*[.A732])-0.073" office:value-type="float" office:value="44.8718" calcext:value-type="float">
            <text:p>44.87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(0.0614*[.A733])-0.073" office:value-type="float" office:value="44.9332" calcext:value-type="float">
            <text:p>44.93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(0.0614*[.A734])-0.073" office:value-type="float" office:value="44.9946" calcext:value-type="float">
            <text:p>44.99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(0.0614*[.A735])-0.073" office:value-type="float" office:value="45.056" calcext:value-type="float">
            <text:p>45.0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(0.0614*[.A736])-0.073" office:value-type="float" office:value="45.1174" calcext:value-type="float">
            <text:p>45.11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(0.0614*[.A737])-0.073" office:value-type="float" office:value="45.1788" calcext:value-type="float">
            <text:p>45.17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(0.0614*[.A738])-0.073" office:value-type="float" office:value="45.2402" calcext:value-type="float">
            <text:p>45.24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(0.0614*[.A739])-0.073" office:value-type="float" office:value="45.3016" calcext:value-type="float">
            <text:p>45.30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0.0614*[.A740])-0.073" office:value-type="float" office:value="45.363" calcext:value-type="float">
            <text:p>45.36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(0.0614*[.A741])-0.073" office:value-type="float" office:value="45.4244" calcext:value-type="float">
            <text:p>45.42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(0.0614*[.A742])-0.073" office:value-type="float" office:value="45.4858" calcext:value-type="float">
            <text:p>45.48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(0.0614*[.A743])-0.073" office:value-type="float" office:value="45.5472" calcext:value-type="float">
            <text:p>45.547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(0.0614*[.A744])-0.073" office:value-type="float" office:value="45.6086" calcext:value-type="float">
            <text:p>45.608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(0.0614*[.A745])-0.073" office:value-type="float" office:value="45.67" calcext:value-type="float">
            <text:p>45.6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(0.0614*[.A746])-0.073" office:value-type="float" office:value="45.7314" calcext:value-type="float">
            <text:p>45.73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(0.0614*[.A747])-0.073" office:value-type="float" office:value="45.7928" calcext:value-type="float">
            <text:p>45.79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(0.0614*[.A748])-0.073" office:value-type="float" office:value="45.8542" calcext:value-type="float">
            <text:p>45.85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(0.0614*[.A749])-0.073" office:value-type="float" office:value="45.9156" calcext:value-type="float">
            <text:p>45.91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(0.0614*[.A750])-0.073" office:value-type="float" office:value="45.977" calcext:value-type="float">
            <text:p>45.97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(0.0614*[.A751])-0.073" office:value-type="float" office:value="46.0384" calcext:value-type="float">
            <text:p>46.03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(0.0614*[.A752])-0.073" office:value-type="float" office:value="46.0998" calcext:value-type="float">
            <text:p>46.09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(0.0614*[.A753])-0.073" office:value-type="float" office:value="46.1612" calcext:value-type="float">
            <text:p>46.16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(0.0614*[.A754])-0.073" office:value-type="float" office:value="46.2226" calcext:value-type="float">
            <text:p>46.22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(0.0614*[.A755])-0.073" office:value-type="float" office:value="46.284" calcext:value-type="float">
            <text:p>46.2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(0.0614*[.A756])-0.073" office:value-type="float" office:value="46.3454" calcext:value-type="float">
            <text:p>46.34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(0.0614*[.A757])-0.073" office:value-type="float" office:value="46.4068" calcext:value-type="float">
            <text:p>46.40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(0.0614*[.A758])-0.073" office:value-type="float" office:value="46.4682" calcext:value-type="float">
            <text:p>46.46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(0.0614*[.A759])-0.073" office:value-type="float" office:value="46.5296" calcext:value-type="float">
            <text:p>46.52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(0.0614*[.A760])-0.073" office:value-type="float" office:value="46.591" calcext:value-type="float">
            <text:p>46.59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(0.0614*[.A761])-0.073" office:value-type="float" office:value="46.6524" calcext:value-type="float">
            <text:p>46.65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(0.0614*[.A762])-0.073" office:value-type="float" office:value="46.7138" calcext:value-type="float">
            <text:p>46.71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(0.0614*[.A763])-0.073" office:value-type="float" office:value="46.7752" calcext:value-type="float">
            <text:p>46.77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(0.0614*[.A764])-0.073" office:value-type="float" office:value="46.8366" calcext:value-type="float">
            <text:p>46.83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(0.0614*[.A765])-0.073" office:value-type="float" office:value="46.898" calcext:value-type="float">
            <text:p>46.8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(0.0614*[.A766])-0.073" office:value-type="float" office:value="46.9594" calcext:value-type="float">
            <text:p>46.95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(0.0614*[.A767])-0.073" office:value-type="float" office:value="47.0208" calcext:value-type="float">
            <text:p>47.02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(0.0614*[.A768])-0.073" office:value-type="float" office:value="47.0822" calcext:value-type="float">
            <text:p>47.08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(0.0614*[.A769])-0.073" office:value-type="float" office:value="47.1436" calcext:value-type="float">
            <text:p>47.14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(0.0614*[.A770])-0.073" office:value-type="float" office:value="47.205" calcext:value-type="float">
            <text:p>47.20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(0.0614*[.A771])-0.073" office:value-type="float" office:value="47.2664" calcext:value-type="float">
            <text:p>47.26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(0.0614*[.A772])-0.073" office:value-type="float" office:value="47.3278" calcext:value-type="float">
            <text:p>47.32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(0.0614*[.A773])-0.073" office:value-type="float" office:value="47.3892" calcext:value-type="float">
            <text:p>47.389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(0.0614*[.A774])-0.073" office:value-type="float" office:value="47.4506" calcext:value-type="float">
            <text:p>47.45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(0.0614*[.A775])-0.073" office:value-type="float" office:value="47.512" calcext:value-type="float">
            <text:p>47.5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(0.0614*[.A776])-0.073" office:value-type="float" office:value="47.5734" calcext:value-type="float">
            <text:p>47.57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(0.0614*[.A777])-0.073" office:value-type="float" office:value="47.6348" calcext:value-type="float">
            <text:p>47.63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(0.0614*[.A778])-0.073" office:value-type="float" office:value="47.6962" calcext:value-type="float">
            <text:p>47.69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(0.0614*[.A779])-0.073" office:value-type="float" office:value="47.7576" calcext:value-type="float">
            <text:p>47.75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0.0614*[.A780])-0.073" office:value-type="float" office:value="47.819" calcext:value-type="float">
            <text:p>47.81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(0.0614*[.A781])-0.073" office:value-type="float" office:value="47.8804" calcext:value-type="float">
            <text:p>47.88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(0.0614*[.A782])-0.073" office:value-type="float" office:value="47.9418" calcext:value-type="float">
            <text:p>47.94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(0.0614*[.A783])-0.073" office:value-type="float" office:value="48.0032" calcext:value-type="float">
            <text:p>48.00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(0.0614*[.A784])-0.073" office:value-type="float" office:value="48.0646" calcext:value-type="float">
            <text:p>48.06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(0.0614*[.A785])-0.073" office:value-type="float" office:value="48.126" calcext:value-type="float">
            <text:p>48.1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(0.0614*[.A786])-0.073" office:value-type="float" office:value="48.1874" calcext:value-type="float">
            <text:p>48.18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(0.0614*[.A787])-0.073" office:value-type="float" office:value="48.2488" calcext:value-type="float">
            <text:p>48.24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(0.0614*[.A788])-0.073" office:value-type="float" office:value="48.3102" calcext:value-type="float">
            <text:p>48.31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(0.0614*[.A789])-0.073" office:value-type="float" office:value="48.3716" calcext:value-type="float">
            <text:p>48.37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(0.0614*[.A790])-0.073" office:value-type="float" office:value="48.433" calcext:value-type="float">
            <text:p>48.4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(0.0614*[.A791])-0.073" office:value-type="float" office:value="48.4944" calcext:value-type="float">
            <text:p>48.49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0.0614*[.A792])-0.073" office:value-type="float" office:value="48.5558" calcext:value-type="float">
            <text:p>48.55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(0.0614*[.A793])-0.073" office:value-type="float" office:value="48.6172" calcext:value-type="float">
            <text:p>48.617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(0.0614*[.A794])-0.073" office:value-type="float" office:value="48.6786" calcext:value-type="float">
            <text:p>48.678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(0.0614*[.A795])-0.073" office:value-type="float" office:value="48.74" calcext:value-type="float">
            <text:p>48.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(0.0614*[.A796])-0.073" office:value-type="float" office:value="48.8014" calcext:value-type="float">
            <text:p>48.80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(0.0614*[.A797])-0.073" office:value-type="float" office:value="48.8628" calcext:value-type="float">
            <text:p>48.86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(0.0614*[.A798])-0.073" office:value-type="float" office:value="48.9242" calcext:value-type="float">
            <text:p>48.92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(0.0614*[.A799])-0.073" office:value-type="float" office:value="48.9856" calcext:value-type="float">
            <text:p>48.98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0.0614*[.A800])-0.073" office:value-type="float" office:value="49.047" calcext:value-type="float">
            <text:p>49.04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(0.0614*[.A801])-0.073" office:value-type="float" office:value="49.1084" calcext:value-type="float">
            <text:p>49.10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(0.0614*[.A802])-0.073" office:value-type="float" office:value="49.1698" calcext:value-type="float">
            <text:p>49.16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(0.0614*[.A803])-0.073" office:value-type="float" office:value="49.2312" calcext:value-type="float">
            <text:p>49.23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(0.0614*[.A804])-0.073" office:value-type="float" office:value="49.2926" calcext:value-type="float">
            <text:p>49.29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(0.0614*[.A805])-0.073" office:value-type="float" office:value="49.354" calcext:value-type="float">
            <text:p>49.3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(0.0614*[.A806])-0.073" office:value-type="float" office:value="49.4154" calcext:value-type="float">
            <text:p>49.41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(0.0614*[.A807])-0.073" office:value-type="float" office:value="49.4768" calcext:value-type="float">
            <text:p>49.47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(0.0614*[.A808])-0.073" office:value-type="float" office:value="49.5382" calcext:value-type="float">
            <text:p>49.53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(0.0614*[.A809])-0.073" office:value-type="float" office:value="49.5996" calcext:value-type="float">
            <text:p>49.59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(0.0614*[.A810])-0.073" office:value-type="float" office:value="49.661" calcext:value-type="float">
            <text:p>49.66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(0.0614*[.A811])-0.073" office:value-type="float" office:value="49.7224" calcext:value-type="float">
            <text:p>49.72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(0.0614*[.A812])-0.073" office:value-type="float" office:value="49.7838" calcext:value-type="float">
            <text:p>49.78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(0.0614*[.A813])-0.073" office:value-type="float" office:value="49.8452" calcext:value-type="float">
            <text:p>49.84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(0.0614*[.A814])-0.073" office:value-type="float" office:value="49.9066" calcext:value-type="float">
            <text:p>49.90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(0.0614*[.A815])-0.073" office:value-type="float" office:value="49.968" calcext:value-type="float">
            <text:p>49.9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(0.0614*[.A816])-0.073" office:value-type="float" office:value="50.0294" calcext:value-type="float">
            <text:p>50.02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(0.0614*[.A817])-0.073" office:value-type="float" office:value="50.0908" calcext:value-type="float">
            <text:p>50.09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(0.0614*[.A818])-0.073" office:value-type="float" office:value="50.1522" calcext:value-type="float">
            <text:p>50.15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(0.0614*[.A819])-0.073" office:value-type="float" office:value="50.2136" calcext:value-type="float">
            <text:p>50.21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(0.0614*[.A820])-0.073" office:value-type="float" office:value="50.275" calcext:value-type="float">
            <text:p>50.27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(0.0614*[.A821])-0.073" office:value-type="float" office:value="50.3364" calcext:value-type="float">
            <text:p>50.33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(0.0614*[.A822])-0.073" office:value-type="float" office:value="50.3978" calcext:value-type="float">
            <text:p>50.39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(0.0614*[.A823])-0.073" office:value-type="float" office:value="50.4592" calcext:value-type="float">
            <text:p>50.459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(0.0614*[.A824])-0.073" office:value-type="float" office:value="50.5206" calcext:value-type="float">
            <text:p>50.52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(0.0614*[.A825])-0.073" office:value-type="float" office:value="50.582" calcext:value-type="float">
            <text:p>50.5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(0.0614*[.A826])-0.073" office:value-type="float" office:value="50.6434" calcext:value-type="float">
            <text:p>50.64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(0.0614*[.A827])-0.073" office:value-type="float" office:value="50.7048" calcext:value-type="float">
            <text:p>50.70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(0.0614*[.A828])-0.073" office:value-type="float" office:value="50.7662" calcext:value-type="float">
            <text:p>50.76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(0.0614*[.A829])-0.073" office:value-type="float" office:value="50.8276" calcext:value-type="float">
            <text:p>50.82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(0.0614*[.A830])-0.073" office:value-type="float" office:value="50.889" calcext:value-type="float">
            <text:p>50.88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(0.0614*[.A831])-0.073" office:value-type="float" office:value="50.9504" calcext:value-type="float">
            <text:p>50.95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(0.0614*[.A832])-0.073" office:value-type="float" office:value="51.0118" calcext:value-type="float">
            <text:p>51.01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(0.0614*[.A833])-0.073" office:value-type="float" office:value="51.0732" calcext:value-type="float">
            <text:p>51.07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(0.0614*[.A834])-0.073" office:value-type="float" office:value="51.1346" calcext:value-type="float">
            <text:p>51.13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(0.0614*[.A835])-0.073" office:value-type="float" office:value="51.196" calcext:value-type="float">
            <text:p>51.1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(0.0614*[.A836])-0.073" office:value-type="float" office:value="51.2574" calcext:value-type="float">
            <text:p>51.25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(0.0614*[.A837])-0.073" office:value-type="float" office:value="51.3188" calcext:value-type="float">
            <text:p>51.31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(0.0614*[.A838])-0.073" office:value-type="float" office:value="51.3802" calcext:value-type="float">
            <text:p>51.38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(0.0614*[.A839])-0.073" office:value-type="float" office:value="51.4416" calcext:value-type="float">
            <text:p>51.44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(0.0614*[.A840])-0.073" office:value-type="float" office:value="51.503" calcext:value-type="float">
            <text:p>51.50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(0.0614*[.A841])-0.073" office:value-type="float" office:value="51.5644" calcext:value-type="float">
            <text:p>51.56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(0.0614*[.A842])-0.073" office:value-type="float" office:value="51.6258" calcext:value-type="float">
            <text:p>51.62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(0.0614*[.A843])-0.073" office:value-type="float" office:value="51.6872" calcext:value-type="float">
            <text:p>51.687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(0.0614*[.A844])-0.073" office:value-type="float" office:value="51.7486" calcext:value-type="float">
            <text:p>51.748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(0.0614*[.A845])-0.073" office:value-type="float" office:value="51.81" calcext:value-type="float">
            <text:p>51.8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(0.0614*[.A846])-0.073" office:value-type="float" office:value="51.8714" calcext:value-type="float">
            <text:p>51.87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(0.0614*[.A847])-0.073" office:value-type="float" office:value="51.9328" calcext:value-type="float">
            <text:p>51.93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(0.0614*[.A848])-0.073" office:value-type="float" office:value="51.9942" calcext:value-type="float">
            <text:p>51.99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(0.0614*[.A849])-0.073" office:value-type="float" office:value="52.0556" calcext:value-type="float">
            <text:p>52.05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(0.0614*[.A850])-0.073" office:value-type="float" office:value="52.117" calcext:value-type="float">
            <text:p>52.1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(0.0614*[.A851])-0.073" office:value-type="float" office:value="52.1784" calcext:value-type="float">
            <text:p>52.17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0.0614*[.A852])-0.073" office:value-type="float" office:value="52.2398" calcext:value-type="float">
            <text:p>52.23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(0.0614*[.A853])-0.073" office:value-type="float" office:value="52.3012" calcext:value-type="float">
            <text:p>52.30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(0.0614*[.A854])-0.073" office:value-type="float" office:value="52.3626" calcext:value-type="float">
            <text:p>52.36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(0.0614*[.A855])-0.073" office:value-type="float" office:value="52.424" calcext:value-type="float">
            <text:p>52.4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0.0614*[.A856])-0.073" office:value-type="float" office:value="52.4854" calcext:value-type="float">
            <text:p>52.48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(0.0614*[.A857])-0.073" office:value-type="float" office:value="52.5468" calcext:value-type="float">
            <text:p>52.54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(0.0614*[.A858])-0.073" office:value-type="float" office:value="52.6082" calcext:value-type="float">
            <text:p>52.60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(0.0614*[.A859])-0.073" office:value-type="float" office:value="52.6696" calcext:value-type="float">
            <text:p>52.66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(0.0614*[.A860])-0.073" office:value-type="float" office:value="52.731" calcext:value-type="float">
            <text:p>52.73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(0.0614*[.A861])-0.073" office:value-type="float" office:value="52.7924" calcext:value-type="float">
            <text:p>52.79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(0.0614*[.A862])-0.073" office:value-type="float" office:value="52.8538" calcext:value-type="float">
            <text:p>52.85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(0.0614*[.A863])-0.073" office:value-type="float" office:value="52.9152" calcext:value-type="float">
            <text:p>52.91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(0.0614*[.A864])-0.073" office:value-type="float" office:value="52.9766" calcext:value-type="float">
            <text:p>52.97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(0.0614*[.A865])-0.073" office:value-type="float" office:value="53.038" calcext:value-type="float">
            <text:p>53.0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(0.0614*[.A866])-0.073" office:value-type="float" office:value="53.0994" calcext:value-type="float">
            <text:p>53.09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(0.0614*[.A867])-0.073" office:value-type="float" office:value="53.1608" calcext:value-type="float">
            <text:p>53.16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(0.0614*[.A868])-0.073" office:value-type="float" office:value="53.2222" calcext:value-type="float">
            <text:p>53.22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(0.0614*[.A869])-0.073" office:value-type="float" office:value="53.2836" calcext:value-type="float">
            <text:p>53.28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(0.0614*[.A870])-0.073" office:value-type="float" office:value="53.345" calcext:value-type="float">
            <text:p>53.34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(0.0614*[.A871])-0.073" office:value-type="float" office:value="53.4064" calcext:value-type="float">
            <text:p>53.40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(0.0614*[.A872])-0.073" office:value-type="float" office:value="53.4678" calcext:value-type="float">
            <text:p>53.46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(0.0614*[.A873])-0.073" office:value-type="float" office:value="53.5292" calcext:value-type="float">
            <text:p>53.529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(0.0614*[.A874])-0.073" office:value-type="float" office:value="53.5906" calcext:value-type="float">
            <text:p>53.59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(0.0614*[.A875])-0.073" office:value-type="float" office:value="53.652" calcext:value-type="float">
            <text:p>53.6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(0.0614*[.A876])-0.073" office:value-type="float" office:value="53.7134" calcext:value-type="float">
            <text:p>53.71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(0.0614*[.A877])-0.073" office:value-type="float" office:value="53.7748" calcext:value-type="float">
            <text:p>53.77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(0.0614*[.A878])-0.073" office:value-type="float" office:value="53.8362" calcext:value-type="float">
            <text:p>53.83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(0.0614*[.A879])-0.073" office:value-type="float" office:value="53.8976" calcext:value-type="float">
            <text:p>53.89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(0.0614*[.A880])-0.073" office:value-type="float" office:value="53.959" calcext:value-type="float">
            <text:p>53.95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(0.0614*[.A881])-0.073" office:value-type="float" office:value="54.0204" calcext:value-type="float">
            <text:p>54.02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(0.0614*[.A882])-0.073" office:value-type="float" office:value="54.0818" calcext:value-type="float">
            <text:p>54.08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(0.0614*[.A883])-0.073" office:value-type="float" office:value="54.1432" calcext:value-type="float">
            <text:p>54.14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(0.0614*[.A884])-0.073" office:value-type="float" office:value="54.2046" calcext:value-type="float">
            <text:p>54.20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(0.0614*[.A885])-0.073" office:value-type="float" office:value="54.266" calcext:value-type="float">
            <text:p>54.2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(0.0614*[.A886])-0.073" office:value-type="float" office:value="54.3274" calcext:value-type="float">
            <text:p>54.32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(0.0614*[.A887])-0.073" office:value-type="float" office:value="54.3888" calcext:value-type="float">
            <text:p>54.38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(0.0614*[.A888])-0.073" office:value-type="float" office:value="54.4502" calcext:value-type="float">
            <text:p>54.45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(0.0614*[.A889])-0.073" office:value-type="float" office:value="54.5116" calcext:value-type="float">
            <text:p>54.51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(0.0614*[.A890])-0.073" office:value-type="float" office:value="54.573" calcext:value-type="float">
            <text:p>54.57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(0.0614*[.A891])-0.073" office:value-type="float" office:value="54.6344" calcext:value-type="float">
            <text:p>54.63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(0.0614*[.A892])-0.073" office:value-type="float" office:value="54.6958" calcext:value-type="float">
            <text:p>54.69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(0.0614*[.A893])-0.073" office:value-type="float" office:value="54.7572" calcext:value-type="float">
            <text:p>54.757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(0.0614*[.A894])-0.073" office:value-type="float" office:value="54.8186" calcext:value-type="float">
            <text:p>54.818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(0.0614*[.A895])-0.073" office:value-type="float" office:value="54.88" calcext:value-type="float">
            <text:p>54.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(0.0614*[.A896])-0.073" office:value-type="float" office:value="54.9414" calcext:value-type="float">
            <text:p>54.94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(0.0614*[.A897])-0.073" office:value-type="float" office:value="55.0028" calcext:value-type="float">
            <text:p>55.00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(0.0614*[.A898])-0.073" office:value-type="float" office:value="55.0642" calcext:value-type="float">
            <text:p>55.06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(0.0614*[.A899])-0.073" office:value-type="float" office:value="55.1256" calcext:value-type="float">
            <text:p>55.12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(0.0614*[.A900])-0.073" office:value-type="float" office:value="55.187" calcext:value-type="float">
            <text:p>55.18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(0.0614*[.A901])-0.073" office:value-type="float" office:value="55.2484" calcext:value-type="float">
            <text:p>55.24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(0.0614*[.A902])-0.073" office:value-type="float" office:value="55.3098" calcext:value-type="float">
            <text:p>55.30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(0.0614*[.A903])-0.073" office:value-type="float" office:value="55.3712" calcext:value-type="float">
            <text:p>55.37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(0.0614*[.A904])-0.073" office:value-type="float" office:value="55.4326" calcext:value-type="float">
            <text:p>55.43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(0.0614*[.A905])-0.073" office:value-type="float" office:value="55.494" calcext:value-type="float">
            <text:p>55.4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(0.0614*[.A906])-0.073" office:value-type="float" office:value="55.5554" calcext:value-type="float">
            <text:p>55.55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(0.0614*[.A907])-0.073" office:value-type="float" office:value="55.6168" calcext:value-type="float">
            <text:p>55.61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(0.0614*[.A908])-0.073" office:value-type="float" office:value="55.6782" calcext:value-type="float">
            <text:p>55.67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(0.0614*[.A909])-0.073" office:value-type="float" office:value="55.7396" calcext:value-type="float">
            <text:p>55.73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(0.0614*[.A910])-0.073" office:value-type="float" office:value="55.801" calcext:value-type="float">
            <text:p>55.80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(0.0614*[.A911])-0.073" office:value-type="float" office:value="55.8624" calcext:value-type="float">
            <text:p>55.86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(0.0614*[.A912])-0.073" office:value-type="float" office:value="55.9238" calcext:value-type="float">
            <text:p>55.92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(0.0614*[.A913])-0.073" office:value-type="float" office:value="55.9852" calcext:value-type="float">
            <text:p>55.98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(0.0614*[.A914])-0.073" office:value-type="float" office:value="56.0466" calcext:value-type="float">
            <text:p>56.04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(0.0614*[.A915])-0.073" office:value-type="float" office:value="56.108" calcext:value-type="float">
            <text:p>56.1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(0.0614*[.A916])-0.073" office:value-type="float" office:value="56.1694" calcext:value-type="float">
            <text:p>56.16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(0.0614*[.A917])-0.073" office:value-type="float" office:value="56.2308" calcext:value-type="float">
            <text:p>56.23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(0.0614*[.A918])-0.073" office:value-type="float" office:value="56.2922" calcext:value-type="float">
            <text:p>56.29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(0.0614*[.A919])-0.073" office:value-type="float" office:value="56.3536" calcext:value-type="float">
            <text:p>56.35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(0.0614*[.A920])-0.073" office:value-type="float" office:value="56.415" calcext:value-type="float">
            <text:p>56.41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(0.0614*[.A921])-0.073" office:value-type="float" office:value="56.4764" calcext:value-type="float">
            <text:p>56.47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(0.0614*[.A922])-0.073" office:value-type="float" office:value="56.5378" calcext:value-type="float">
            <text:p>56.53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(0.0614*[.A923])-0.073" office:value-type="float" office:value="56.5992" calcext:value-type="float">
            <text:p>56.599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(0.0614*[.A924])-0.073" office:value-type="float" office:value="56.6606" calcext:value-type="float">
            <text:p>56.66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(0.0614*[.A925])-0.073" office:value-type="float" office:value="56.722" calcext:value-type="float">
            <text:p>56.7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(0.0614*[.A926])-0.073" office:value-type="float" office:value="56.7834" calcext:value-type="float">
            <text:p>56.78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(0.0614*[.A927])-0.073" office:value-type="float" office:value="56.8448" calcext:value-type="float">
            <text:p>56.84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(0.0614*[.A928])-0.073" office:value-type="float" office:value="56.9062" calcext:value-type="float">
            <text:p>56.90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(0.0614*[.A929])-0.073" office:value-type="float" office:value="56.9676" calcext:value-type="float">
            <text:p>56.96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(0.0614*[.A930])-0.073" office:value-type="float" office:value="57.029" calcext:value-type="float">
            <text:p>57.02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(0.0614*[.A931])-0.073" office:value-type="float" office:value="57.0904" calcext:value-type="float">
            <text:p>57.09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(0.0614*[.A932])-0.073" office:value-type="float" office:value="57.1518" calcext:value-type="float">
            <text:p>57.15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(0.0614*[.A933])-0.073" office:value-type="float" office:value="57.2132" calcext:value-type="float">
            <text:p>57.21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(0.0614*[.A934])-0.073" office:value-type="float" office:value="57.2746" calcext:value-type="float">
            <text:p>57.27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(0.0614*[.A935])-0.073" office:value-type="float" office:value="57.336" calcext:value-type="float">
            <text:p>57.3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(0.0614*[.A936])-0.073" office:value-type="float" office:value="57.3974" calcext:value-type="float">
            <text:p>57.39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(0.0614*[.A937])-0.073" office:value-type="float" office:value="57.4588" calcext:value-type="float">
            <text:p>57.45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(0.0614*[.A938])-0.073" office:value-type="float" office:value="57.5202" calcext:value-type="float">
            <text:p>57.52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(0.0614*[.A939])-0.073" office:value-type="float" office:value="57.5816" calcext:value-type="float">
            <text:p>57.58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(0.0614*[.A940])-0.073" office:value-type="float" office:value="57.643" calcext:value-type="float">
            <text:p>57.64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(0.0614*[.A941])-0.073" office:value-type="float" office:value="57.7044" calcext:value-type="float">
            <text:p>57.70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(0.0614*[.A942])-0.073" office:value-type="float" office:value="57.7658" calcext:value-type="float">
            <text:p>57.76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(0.0614*[.A943])-0.073" office:value-type="float" office:value="57.8272" calcext:value-type="float">
            <text:p>57.827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(0.0614*[.A944])-0.073" office:value-type="float" office:value="57.8886" calcext:value-type="float">
            <text:p>57.888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(0.0614*[.A945])-0.073" office:value-type="float" office:value="57.95" calcext:value-type="float">
            <text:p>57.9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(0.0614*[.A946])-0.073" office:value-type="float" office:value="58.0114" calcext:value-type="float">
            <text:p>58.01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(0.0614*[.A947])-0.073" office:value-type="float" office:value="58.0728" calcext:value-type="float">
            <text:p>58.07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(0.0614*[.A948])-0.073" office:value-type="float" office:value="58.1342" calcext:value-type="float">
            <text:p>58.13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(0.0614*[.A949])-0.073" office:value-type="float" office:value="58.1956" calcext:value-type="float">
            <text:p>58.19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(0.0614*[.A950])-0.073" office:value-type="float" office:value="58.257" calcext:value-type="float">
            <text:p>58.25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(0.0614*[.A951])-0.073" office:value-type="float" office:value="58.3184" calcext:value-type="float">
            <text:p>58.31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(0.0614*[.A952])-0.073" office:value-type="float" office:value="58.3798" calcext:value-type="float">
            <text:p>58.37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(0.0614*[.A953])-0.073" office:value-type="float" office:value="58.4412" calcext:value-type="float">
            <text:p>58.44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(0.0614*[.A954])-0.073" office:value-type="float" office:value="58.5026" calcext:value-type="float">
            <text:p>58.50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(0.0614*[.A955])-0.073" office:value-type="float" office:value="58.564" calcext:value-type="float">
            <text:p>58.5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(0.0614*[.A956])-0.073" office:value-type="float" office:value="58.6254" calcext:value-type="float">
            <text:p>58.62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(0.0614*[.A957])-0.073" office:value-type="float" office:value="58.6868" calcext:value-type="float">
            <text:p>58.68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(0.0614*[.A958])-0.073" office:value-type="float" office:value="58.7482" calcext:value-type="float">
            <text:p>58.74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(0.0614*[.A959])-0.073" office:value-type="float" office:value="58.8096" calcext:value-type="float">
            <text:p>58.80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(0.0614*[.A960])-0.073" office:value-type="float" office:value="58.871" calcext:value-type="float">
            <text:p>58.87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(0.0614*[.A961])-0.073" office:value-type="float" office:value="58.9324" calcext:value-type="float">
            <text:p>58.93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(0.0614*[.A962])-0.073" office:value-type="float" office:value="58.9938" calcext:value-type="float">
            <text:p>58.99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(0.0614*[.A963])-0.073" office:value-type="float" office:value="59.0552" calcext:value-type="float">
            <text:p>59.05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(0.0614*[.A964])-0.073" office:value-type="float" office:value="59.1166" calcext:value-type="float">
            <text:p>59.11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(0.0614*[.A965])-0.073" office:value-type="float" office:value="59.178" calcext:value-type="float">
            <text:p>59.1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(0.0614*[.A966])-0.073" office:value-type="float" office:value="59.2394" calcext:value-type="float">
            <text:p>59.23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(0.0614*[.A967])-0.073" office:value-type="float" office:value="59.3008" calcext:value-type="float">
            <text:p>59.30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(0.0614*[.A968])-0.073" office:value-type="float" office:value="59.3622" calcext:value-type="float">
            <text:p>59.36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(0.0614*[.A969])-0.073" office:value-type="float" office:value="59.4236" calcext:value-type="float">
            <text:p>59.42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(0.0614*[.A970])-0.073" office:value-type="float" office:value="59.485" calcext:value-type="float">
            <text:p>59.48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(0.0614*[.A971])-0.073" office:value-type="float" office:value="59.5464" calcext:value-type="float">
            <text:p>59.54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(0.0614*[.A972])-0.073" office:value-type="float" office:value="59.6078" calcext:value-type="float">
            <text:p>59.60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(0.0614*[.A973])-0.073" office:value-type="float" office:value="59.6692" calcext:value-type="float">
            <text:p>59.669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(0.0614*[.A974])-0.073" office:value-type="float" office:value="59.7306" calcext:value-type="float">
            <text:p>59.73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(0.0614*[.A975])-0.073" office:value-type="float" office:value="59.792" calcext:value-type="float">
            <text:p>59.79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(0.0614*[.A976])-0.073" office:value-type="float" office:value="59.8534" calcext:value-type="float">
            <text:p>59.85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(0.0614*[.A977])-0.073" office:value-type="float" office:value="59.9148" calcext:value-type="float">
            <text:p>59.91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(0.0614*[.A978])-0.073" office:value-type="float" office:value="59.9762" calcext:value-type="float">
            <text:p>59.976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(0.0614*[.A979])-0.073" office:value-type="float" office:value="60.0376" calcext:value-type="float">
            <text:p>60.037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(0.0614*[.A980])-0.073" office:value-type="float" office:value="60.099" calcext:value-type="float">
            <text:p>60.09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(0.0614*[.A981])-0.073" office:value-type="float" office:value="60.1604" calcext:value-type="float">
            <text:p>60.160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(0.0614*[.A982])-0.073" office:value-type="float" office:value="60.2218" calcext:value-type="float">
            <text:p>60.221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(0.0614*[.A983])-0.073" office:value-type="float" office:value="60.2832" calcext:value-type="float">
            <text:p>60.283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(0.0614*[.A984])-0.073" office:value-type="float" office:value="60.3446" calcext:value-type="float">
            <text:p>60.344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(0.0614*[.A985])-0.073" office:value-type="float" office:value="60.406" calcext:value-type="float">
            <text:p>60.40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(0.0614*[.A986])-0.073" office:value-type="float" office:value="60.4674" calcext:value-type="float">
            <text:p>60.467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(0.0614*[.A987])-0.073" office:value-type="float" office:value="60.5288" calcext:value-type="float">
            <text:p>60.52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(0.0614*[.A988])-0.073" office:value-type="float" office:value="60.5902" calcext:value-type="float">
            <text:p>60.59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(0.0614*[.A989])-0.073" office:value-type="float" office:value="60.6516" calcext:value-type="float">
            <text:p>60.651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(0.0614*[.A990])-0.073" office:value-type="float" office:value="60.713" calcext:value-type="float">
            <text:p>60.7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(0.0614*[.A991])-0.073" office:value-type="float" office:value="60.7744" calcext:value-type="float">
            <text:p>60.774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(0.0614*[.A992])-0.073" office:value-type="float" office:value="60.8358" calcext:value-type="float">
            <text:p>60.835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(0.0614*[.A993])-0.073" office:value-type="float" office:value="60.8972" calcext:value-type="float">
            <text:p>60.897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(0.0614*[.A994])-0.073" office:value-type="float" office:value="60.9586" calcext:value-type="float">
            <text:p>60.958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(0.0614*[.A995])-0.073" office:value-type="float" office:value="61.02" calcext:value-type="float">
            <text:p>61.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(0.0614*[.A996])-0.073" office:value-type="float" office:value="61.0814" calcext:value-type="float">
            <text:p>61.08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(0.0614*[.A997])-0.073" office:value-type="float" office:value="61.1428" calcext:value-type="float">
            <text:p>61.142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(0.0614*[.A998])-0.073" office:value-type="float" office:value="61.2042" calcext:value-type="float">
            <text:p>61.204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(0.0614*[.A999])-0.073" office:value-type="float" office:value="61.2656" calcext:value-type="float">
            <text:p>61.265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0.0614*[.A1000])-0.073" office:value-type="float" office:value="61.327" calcext:value-type="float">
            <text:p>61.32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(0.0614*[.A1001])-0.073" office:value-type="float" office:value="61.3884" calcext:value-type="float">
            <text:p>61.388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(0.0614*[.A1002])-0.073" office:value-type="float" office:value="61.4498" calcext:value-type="float">
            <text:p>61.449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(0.0614*[.A1003])-0.073" office:value-type="float" office:value="61.5112" calcext:value-type="float">
            <text:p>61.511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(0.0614*[.A1004])-0.073" office:value-type="float" office:value="61.5726" calcext:value-type="float">
            <text:p>61.572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(0.0614*[.A1005])-0.073" office:value-type="float" office:value="61.634" calcext:value-type="float">
            <text:p>61.63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(0.0614*[.A1006])-0.073" office:value-type="float" office:value="61.6954" calcext:value-type="float">
            <text:p>61.695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(0.0614*[.A1007])-0.073" office:value-type="float" office:value="61.7568" calcext:value-type="float">
            <text:p>61.75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(0.0614*[.A1008])-0.073" office:value-type="float" office:value="61.8182" calcext:value-type="float">
            <text:p>61.818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(0.0614*[.A1009])-0.073" office:value-type="float" office:value="61.8796" calcext:value-type="float">
            <text:p>61.879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(0.0614*[.A1010])-0.073" office:value-type="float" office:value="61.941" calcext:value-type="float">
            <text:p>61.94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(0.0614*[.A1011])-0.073" office:value-type="float" office:value="62.0024" calcext:value-type="float">
            <text:p>62.002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(0.0614*[.A1012])-0.073" office:value-type="float" office:value="62.0638" calcext:value-type="float">
            <text:p>62.063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(0.0614*[.A1013])-0.073" office:value-type="float" office:value="62.1252" calcext:value-type="float">
            <text:p>62.125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(0.0614*[.A1014])-0.073" office:value-type="float" office:value="62.1866" calcext:value-type="float">
            <text:p>62.186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(0.0614*[.A1015])-0.073" office:value-type="float" office:value="62.248" calcext:value-type="float">
            <text:p>62.24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(0.0614*[.A1016])-0.073" office:value-type="float" office:value="62.3094" calcext:value-type="float">
            <text:p>62.309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(0.0614*[.A1017])-0.073" office:value-type="float" office:value="62.3708" calcext:value-type="float">
            <text:p>62.37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(0.0614*[.A1018])-0.073" office:value-type="float" office:value="62.4322" calcext:value-type="float">
            <text:p>62.432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(0.0614*[.A1019])-0.073" office:value-type="float" office:value="62.4936" calcext:value-type="float">
            <text:p>62.49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(0.0614*[.A1020])-0.073" office:value-type="float" office:value="62.555" calcext:value-type="float">
            <text:p>62.55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(0.0614*[.A1021])-0.073" office:value-type="float" office:value="62.6164" calcext:value-type="float">
            <text:p>62.616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(0.0614*[.A1022])-0.073" office:value-type="float" office:value="62.6778" calcext:value-type="float">
            <text:p>62.677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(0.0614*[.A1023])-0.073" office:value-type="float" office:value="62.7392" calcext:value-type="float">
            <text:p>62.739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(0.0614*[.A1024])-0.073" office:value-type="float" office:value="62.8006" calcext:value-type="float">
            <text:p>62.8006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05:06:11.129250185</meta:creation-date>
    <dc:date>2016-04-19T05:07:59.593227812</dc:date>
    <meta:editing-duration>P0D</meta:editing-duration>
    <meta:editing-cycles>1</meta:editing-cycles>
    <meta:document-statistic meta:table-count="1" meta:cell-count="7168" meta:object-count="0"/>
    <meta:generator>LibreOffice/4.2.8.2$Linux_X86_64 LibreOffice_project/420m0$Build-2</meta:generator>
  </office:meta>
</office:document-meta>
</file>